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3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6" table:default-cell-style-name="Default"/>
        <table:table-row table:style-name="ro1">
          <table:table-cell office:value-type="float" office:value="14.4666666666667" calcext:value-type="float">
            <text:p>14.4666666666667</text:p>
          </table:table-cell>
          <table:table-cell office:value-type="float" office:value="15.4" calcext:value-type="float">
            <text:p>15.4</text:p>
          </table:table-cell>
          <table:table-cell office:value-type="float" office:value="19.9333333333333" calcext:value-type="float">
            <text:p>19.9333333333333</text:p>
          </table:table-cell>
          <table:table-cell office:value-type="float" office:value="7.66666666666667" calcext:value-type="float">
            <text:p>7.66666666666667</text:p>
          </table:table-cell>
          <table:table-cell office:value-type="float" office:value="6.53333333333333" calcext:value-type="float">
            <text:p>6.53333333333333</text:p>
          </table:table-cell>
          <table:table-cell office:value-type="float" office:value="9.9" calcext:value-type="float">
            <text:p>9.9</text:p>
          </table:table-cell>
          <table:table-cell office:value-type="float" office:value="7.8" calcext:value-type="float">
            <text:p>7.8</text:p>
          </table:table-cell>
          <table:table-cell office:value-type="float" office:value="6.1" calcext:value-type="float">
            <text:p>6.1</text:p>
          </table:table-cell>
          <table:table-cell office:value-type="float" office:value="10.3" calcext:value-type="float">
            <text:p>10.3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62.5333333333333" calcext:value-type="float">
            <text:p>62.5333333333333</text:p>
          </table:table-cell>
          <table:table-cell office:value-type="float" office:value="66.5666666666667" calcext:value-type="float">
            <text:p>66.5666666666667</text:p>
          </table:table-cell>
          <table:table-cell office:value-type="float" office:value="97.8" calcext:value-type="float">
            <text:p>97.8</text:p>
          </table:table-cell>
          <table:table-cell office:value-type="float" office:value="22.2" calcext:value-type="float">
            <text:p>22.2</text:p>
          </table:table-cell>
          <table:table-cell office:value-type="float" office:value="21.5333333333333" calcext:value-type="float">
            <text:p>21.5333333333333</text:p>
          </table:table-cell>
          <table:table-cell office:value-type="float" office:value="32" calcext:value-type="float">
            <text:p>32</text:p>
          </table:table-cell>
          <table:table-cell office:value-type="float" office:value="23.7666666666667" calcext:value-type="float">
            <text:p>23.7666666666667</text:p>
          </table:table-cell>
          <table:table-cell office:value-type="float" office:value="21.8333333333333" calcext:value-type="float">
            <text:p>21.8333333333333</text:p>
          </table:table-cell>
          <table:table-cell office:value-type="float" office:value="37.8333333333333" calcext:value-type="float">
            <text:p>37.833333333333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9577.26666666667" calcext:value-type="float">
            <text:p>9577.26666666667</text:p>
          </table:table-cell>
          <table:table-cell office:value-type="float" office:value="11073.0666666667" calcext:value-type="float">
            <text:p>11073.0666666667</text:p>
          </table:table-cell>
          <table:table-cell office:value-type="float" office:value="16437.2333333333" calcext:value-type="float">
            <text:p>16437.2333333333</text:p>
          </table:table-cell>
          <table:table-cell office:value-type="float" office:value="2826.46666666667" calcext:value-type="float">
            <text:p>2826.46666666667</text:p>
          </table:table-cell>
          <table:table-cell office:value-type="float" office:value="4092.83333333333" calcext:value-type="float">
            <text:p>4092.83333333333</text:p>
          </table:table-cell>
          <table:table-cell office:value-type="float" office:value="4294.5" calcext:value-type="float">
            <text:p>4294.5</text:p>
          </table:table-cell>
          <table:table-cell office:value-type="float" office:value="3726.06666666667" calcext:value-type="float">
            <text:p>3726.06666666667</text:p>
          </table:table-cell>
          <table:table-cell office:value-type="float" office:value="3053.93333333333" calcext:value-type="float">
            <text:p>3053.93333333333</text:p>
          </table:table-cell>
          <table:table-cell office:value-type="float" office:value="6543.93333333333" calcext:value-type="float">
            <text:p>6543.9333333333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35.7333333333333" calcext:value-type="float">
            <text:p>35.7333333333333</text:p>
          </table:table-cell>
          <table:table-cell office:value-type="float" office:value="42.7333333333333" calcext:value-type="float">
            <text:p>42.7333333333333</text:p>
          </table:table-cell>
          <table:table-cell office:value-type="float" office:value="46.7666666666667" calcext:value-type="float">
            <text:p>46.7666666666667</text:p>
          </table:table-cell>
          <table:table-cell office:value-type="float" office:value="9.06666666666667" calcext:value-type="float">
            <text:p>9.06666666666667</text:p>
          </table:table-cell>
          <table:table-cell office:value-type="float" office:value="7.43333333333333" calcext:value-type="float">
            <text:p>7.43333333333333</text:p>
          </table:table-cell>
          <table:table-cell office:value-type="float" office:value="15.7666666666667" calcext:value-type="float">
            <text:p>15.766666666666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.1666666666667" calcext:value-type="float">
            <text:p>13.1666666666667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43.033333333333" calcext:value-type="float">
            <text:p>143.033333333333</text:p>
          </table:table-cell>
          <table:table-cell office:value-type="float" office:value="171.633333333333" calcext:value-type="float">
            <text:p>171.633333333333</text:p>
          </table:table-cell>
          <table:table-cell office:value-type="float" office:value="143.966666666667" calcext:value-type="float">
            <text:p>143.966666666667</text:p>
          </table:table-cell>
          <table:table-cell office:value-type="float" office:value="23.1333333333333" calcext:value-type="float">
            <text:p>23.1333333333333</text:p>
          </table:table-cell>
          <table:table-cell office:value-type="float" office:value="21.4" calcext:value-type="float">
            <text:p>21.4</text:p>
          </table:table-cell>
          <table:table-cell office:value-type="float" office:value="53.6666666666667" calcext:value-type="float">
            <text:p>53.6666666666667</text:p>
          </table:table-cell>
          <table:table-cell office:value-type="float" office:value="25.2666666666667" calcext:value-type="float">
            <text:p>25.2666666666667</text:p>
          </table:table-cell>
          <table:table-cell office:value-type="float" office:value="20.2666666666667" calcext:value-type="float">
            <text:p>20.2666666666667</text:p>
          </table:table-cell>
          <table:table-cell office:value-type="float" office:value="49.6333333333333" calcext:value-type="float">
            <text:p>49.6333333333333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6461.26666666667" calcext:value-type="float">
            <text:p>6461.26666666667</text:p>
          </table:table-cell>
          <table:table-cell office:value-type="float" office:value="6209.33333333333" calcext:value-type="float">
            <text:p>6209.33333333333</text:p>
          </table:table-cell>
          <table:table-cell office:value-type="float" office:value="5541.56666666667" calcext:value-type="float">
            <text:p>5541.56666666667</text:p>
          </table:table-cell>
          <table:table-cell office:value-type="float" office:value="555.4" calcext:value-type="float">
            <text:p>555.4</text:p>
          </table:table-cell>
          <table:table-cell office:value-type="float" office:value="716.6" calcext:value-type="float">
            <text:p>716.6</text:p>
          </table:table-cell>
          <table:table-cell office:value-type="float" office:value="1525.96666666667" calcext:value-type="float">
            <text:p>1525.96666666667</text:p>
          </table:table-cell>
          <table:table-cell office:value-type="float" office:value="629.9" calcext:value-type="float">
            <text:p>629.9</text:p>
          </table:table-cell>
          <table:table-cell office:value-type="float" office:value="459.866666666667" calcext:value-type="float">
            <text:p>459.866666666667</text:p>
          </table:table-cell>
          <table:table-cell office:value-type="float" office:value="1734.23333333333" calcext:value-type="float">
            <text:p>1734.2333333333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982.9" calcext:value-type="float">
            <text:p>2982.9</text:p>
          </table:table-cell>
          <table:table-cell office:value-type="float" office:value="4228.53333333333" calcext:value-type="float">
            <text:p>4228.53333333333</text:p>
          </table:table-cell>
          <table:table-cell office:value-type="float" office:value="4798.6" calcext:value-type="float">
            <text:p>4798.6</text:p>
          </table:table-cell>
          <table:table-cell office:value-type="float" office:value="2696.23333333333" calcext:value-type="float">
            <text:p>2696.23333333333</text:p>
          </table:table-cell>
          <table:table-cell office:value-type="float" office:value="2650.03333333333" calcext:value-type="float">
            <text:p>2650.03333333333</text:p>
          </table:table-cell>
          <table:table-cell office:value-type="float" office:value="7009.2" calcext:value-type="float">
            <text:p>7009.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.5333333333333" calcext:value-type="float">
            <text:p>22.5333333333333</text:p>
          </table:table-cell>
          <table:table-cell office:value-type="float" office:value="25.0666666666667" calcext:value-type="float">
            <text:p>25.0666666666667</text:p>
          </table:table-cell>
          <table:table-cell office:value-type="float" office:value="6.56666666666667" calcext:value-type="float">
            <text:p>6.56666666666667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10.5333333333333" calcext:value-type="float">
            <text:p>10.5333333333333</text:p>
          </table:table-cell>
          <table:table-cell office:value-type="float" office:value="6.83333333333333" calcext:value-type="float">
            <text:p>6.83333333333333</text:p>
          </table:table-cell>
          <table:table-cell office:value-type="float" office:value="4.93333333333333" calcext:value-type="float">
            <text:p>4.93333333333333</text:p>
          </table:table-cell>
          <table:table-cell office:value-type="float" office:value="10.2666666666667" calcext:value-type="float">
            <text:p>10.2666666666667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114.666666666667" calcext:value-type="float">
            <text:p>114.666666666667</text:p>
          </table:table-cell>
          <table:table-cell office:value-type="float" office:value="123.233333333333" calcext:value-type="float">
            <text:p>123.233333333333</text:p>
          </table:table-cell>
          <table:table-cell office:value-type="float" office:value="101.833333333333" calcext:value-type="float">
            <text:p>101.833333333333</text:p>
          </table:table-cell>
          <table:table-cell office:value-type="float" office:value="21.5" calcext:value-type="float">
            <text:p>21.5</text:p>
          </table:table-cell>
          <table:table-cell office:value-type="float" office:value="20.8333333333333" calcext:value-type="float">
            <text:p>20.8333333333333</text:p>
          </table:table-cell>
          <table:table-cell office:value-type="float" office:value="47.6333333333333" calcext:value-type="float">
            <text:p>47.6333333333333</text:p>
          </table:table-cell>
          <table:table-cell office:value-type="float" office:value="25.1" calcext:value-type="float">
            <text:p>25.1</text:p>
          </table:table-cell>
          <table:table-cell office:value-type="float" office:value="22.7" calcext:value-type="float">
            <text:p>22.7</text:p>
          </table:table-cell>
          <table:table-cell office:value-type="float" office:value="48.1" calcext:value-type="float">
            <text:p>48.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3972.23333333333" calcext:value-type="float">
            <text:p>3972.23333333333</text:p>
          </table:table-cell>
          <table:table-cell office:value-type="float" office:value="3925.16666666667" calcext:value-type="float">
            <text:p>3925.16666666667</text:p>
          </table:table-cell>
          <table:table-cell office:value-type="float" office:value="3547.3" calcext:value-type="float">
            <text:p>3547.3</text:p>
          </table:table-cell>
          <table:table-cell office:value-type="float" office:value="476.433333333333" calcext:value-type="float">
            <text:p>476.433333333333</text:p>
          </table:table-cell>
          <table:table-cell office:value-type="float" office:value="744.233333333333" calcext:value-type="float">
            <text:p>744.233333333333</text:p>
          </table:table-cell>
          <table:table-cell office:value-type="float" office:value="1173.76666666667" calcext:value-type="float">
            <text:p>1173.76666666667</text:p>
          </table:table-cell>
          <table:table-cell office:value-type="float" office:value="633.766666666667" calcext:value-type="float">
            <text:p>633.766666666667</text:p>
          </table:table-cell>
          <table:table-cell office:value-type="float" office:value="450.833333333333" calcext:value-type="float">
            <text:p>450.833333333333</text:p>
          </table:table-cell>
          <table:table-cell office:value-type="float" office:value="1670.7" calcext:value-type="float">
            <text:p>1670.7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160.9" calcext:value-type="float">
            <text:p>2160.9</text:p>
          </table:table-cell>
          <table:table-cell office:value-type="float" office:value="3082.43333333333" calcext:value-type="float">
            <text:p>3082.43333333333</text:p>
          </table:table-cell>
          <table:table-cell office:value-type="float" office:value="3630.26666666667" calcext:value-type="float">
            <text:p>3630.26666666667</text:p>
          </table:table-cell>
          <table:table-cell office:value-type="float" office:value="2208.7" calcext:value-type="float">
            <text:p>2208.7</text:p>
          </table:table-cell>
          <table:table-cell office:value-type="float" office:value="1591.13333333333" calcext:value-type="float">
            <text:p>1591.13333333333</text:p>
          </table:table-cell>
          <table:table-cell office:value-type="float" office:value="6607.4" calcext:value-type="float">
            <text:p>6607.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40"/>
        </table:table-row>
        <table:table-row table:style-name="ro1">
          <table:table-cell table:formula="of:=TEXT(ROUND([.A1]); &quot;0&quot;)" office:value-type="string" office:string-value="14" calcext:value-type="string">
            <text:p>14</text:p>
          </table:table-cell>
          <table:table-cell table:formula="of:=TEXT(ROUND([.B1]); &quot;0&quot;)" office:value-type="string" office:string-value="15" calcext:value-type="string">
            <text:p>15</text:p>
          </table:table-cell>
          <table:table-cell table:formula="of:=TEXT(ROUND([.C1]); &quot;0&quot;)" office:value-type="string" office:string-value="20" calcext:value-type="string">
            <text:p>20</text:p>
          </table:table-cell>
          <table:table-cell table:formula="of:=TEXT(ROUND([.D1]); &quot;0&quot;)" office:value-type="string" office:string-value="8" calcext:value-type="string">
            <text:p>8</text:p>
          </table:table-cell>
          <table:table-cell table:formula="of:=TEXT(ROUND([.E1]); &quot;0&quot;)" office:value-type="string" office:string-value="7" calcext:value-type="string">
            <text:p>7</text:p>
          </table:table-cell>
          <table:table-cell table:formula="of:=TEXT(ROUND([.F1]); &quot;0&quot;)" office:value-type="string" office:string-value="10" calcext:value-type="string">
            <text:p>10</text:p>
          </table:table-cell>
          <table:table-cell table:formula="of:=TEXT(ROUND([.G1]); &quot;0&quot;)" office:value-type="string" office:string-value="8" calcext:value-type="string">
            <text:p>8</text:p>
          </table:table-cell>
          <table:table-cell table:formula="of:=TEXT(ROUND([.H1]); &quot;0&quot;)" office:value-type="string" office:string-value="6" calcext:value-type="string">
            <text:p>6</text:p>
          </table:table-cell>
          <table:table-cell table:formula="of:=TEXT(ROUND([.I1]); &quot;0&quot;)" office:value-type="string" office:string-value="10" calcext:value-type="string">
            <text:p>10</text:p>
          </table:table-cell>
          <table:table-cell/>
          <table:table-cell table:formula="of:=IF([.K1] = 1; &quot;\textdagger&quot;; &quot;&quot;)" office:value-type="string" office:string-value="\textdagger" calcext:value-type="string">
            <text:p>\textdagger</text:p>
          </table:table-cell>
          <table:table-cell table:formula="of:=IF([.L1] = 1; &quot;\textdagger&quot;; &quot;&quot;)" office:value-type="string" office:string-value="\textdagger" calcext:value-type="string">
            <text:p>\textdagger</text:p>
          </table:table-cell>
          <table:table-cell table:formula="of:=IF([.M1] = 1; &quot;\textdagger&quot;; &quot;&quot;)" office:value-type="string" office:string-value="\textdagger" calcext:value-type="string">
            <text:p>\textdagger</text:p>
          </table:table-cell>
          <table:table-cell table:formula="of:=IF([.N1] = 1; &quot;\textdagger&quot;; &quot;&quot;)" office:value-type="string" office:string-value="\textdagger" calcext:value-type="string">
            <text:p>\textdagger</text:p>
          </table:table-cell>
          <table:table-cell table:formula="of:=IF([.O1] = 1; &quot;\textdagger&quot;; &quot;&quot;)">
            <text:p/>
          </table:table-cell>
          <table:table-cell table:formula="of:=IF([.P1] = 1; &quot;\textdagger&quot;; &quot;&quot;)" office:value-type="string" office:string-value="\textdagger" calcext:value-type="string">
            <text:p>\textdagger</text:p>
          </table:table-cell>
          <table:table-cell table:formula="of:=IF([.Q1] = 1; &quot;\textdagger&quot;; &quot;&quot;)" office:value-type="string" office:string-value="\textdagger" calcext:value-type="string">
            <text:p>\textdagger</text:p>
          </table:table-cell>
          <table:table-cell table:formula="of:=IF([.R1] = 1; &quot;\textdagger&quot;; &quot;&quot;)">
            <text:p/>
          </table:table-cell>
          <table:table-cell table:formula="of:=IF([.S1] = 1; &quot;\textdagger&quot;; &quot;&quot;)" office:value-type="string" office:string-value="\textdagger" calcext:value-type="string">
            <text:p>\textdagger</text:p>
          </table:table-cell>
          <table:table-cell table:number-columns-repeated="21"/>
        </table:table-row>
        <table:table-row table:style-name="ro1">
          <table:table-cell table:formula="of:=TEXT(ROUND([.A2]); &quot;0&quot;)" office:value-type="string" office:string-value="63" calcext:value-type="string">
            <text:p>63</text:p>
          </table:table-cell>
          <table:table-cell table:formula="of:=TEXT(ROUND([.B2]); &quot;0&quot;)" office:value-type="string" office:string-value="67" calcext:value-type="string">
            <text:p>67</text:p>
          </table:table-cell>
          <table:table-cell table:formula="of:=TEXT(ROUND([.C2]); &quot;0&quot;)" office:value-type="string" office:string-value="98" calcext:value-type="string">
            <text:p>98</text:p>
          </table:table-cell>
          <table:table-cell table:formula="of:=TEXT(ROUND([.D2]); &quot;0&quot;)" office:value-type="string" office:string-value="22" calcext:value-type="string">
            <text:p>22</text:p>
          </table:table-cell>
          <table:table-cell table:formula="of:=TEXT(ROUND([.E2]); &quot;0&quot;)" office:value-type="string" office:string-value="22" calcext:value-type="string">
            <text:p>22</text:p>
          </table:table-cell>
          <table:table-cell table:formula="of:=TEXT(ROUND([.F2]); &quot;0&quot;)" office:value-type="string" office:string-value="32" calcext:value-type="string">
            <text:p>32</text:p>
          </table:table-cell>
          <table:table-cell table:formula="of:=TEXT(ROUND([.G2]); &quot;0&quot;)" office:value-type="string" office:string-value="24" calcext:value-type="string">
            <text:p>24</text:p>
          </table:table-cell>
          <table:table-cell table:formula="of:=TEXT(ROUND([.H2]); &quot;0&quot;)" office:value-type="string" office:string-value="22" calcext:value-type="string">
            <text:p>22</text:p>
          </table:table-cell>
          <table:table-cell table:formula="of:=TEXT(ROUND([.I2]); &quot;0&quot;)" office:value-type="string" office:string-value="38" calcext:value-type="string">
            <text:p>38</text:p>
          </table:table-cell>
          <table:table-cell/>
          <table:table-cell table:formula="of:=IF([.K2] = 1; &quot;\textdagger&quot;; &quot;&quot;)" office:value-type="string" office:string-value="\textdagger" calcext:value-type="string">
            <text:p>\textdagger</text:p>
          </table:table-cell>
          <table:table-cell table:formula="of:=IF([.L2] = 1; &quot;\textdagger&quot;; &quot;&quot;)" office:value-type="string" office:string-value="\textdagger" calcext:value-type="string">
            <text:p>\textdagger</text:p>
          </table:table-cell>
          <table:table-cell table:formula="of:=IF([.M2] = 1; &quot;\textdagger&quot;; &quot;&quot;)" office:value-type="string" office:string-value="\textdagger" calcext:value-type="string">
            <text:p>\textdagger</text:p>
          </table:table-cell>
          <table:table-cell table:formula="of:=IF([.N2] = 1; &quot;\textdagger&quot;; &quot;&quot;)">
            <text:p/>
          </table:table-cell>
          <table:table-cell table:formula="of:=IF([.O2] = 1; &quot;\textdagger&quot;; &quot;&quot;)">
            <text:p/>
          </table:table-cell>
          <table:table-cell table:formula="of:=IF([.P2] = 1; &quot;\textdagger&quot;; &quot;&quot;)" office:value-type="string" office:string-value="\textdagger" calcext:value-type="string">
            <text:p>\textdagger</text:p>
          </table:table-cell>
          <table:table-cell table:formula="of:=IF([.Q2] = 1; &quot;\textdagger&quot;; &quot;&quot;)" office:value-type="string" office:string-value="\textdagger" calcext:value-type="string">
            <text:p>\textdagger</text:p>
          </table:table-cell>
          <table:table-cell table:formula="of:=IF([.R2] = 1; &quot;\textdagger&quot;; &quot;&quot;)">
            <text:p/>
          </table:table-cell>
          <table:table-cell table:formula="of:=IF([.S2] = 1; &quot;\textdagger&quot;; &quot;&quot;)" office:value-type="string" office:string-value="\textdagger" calcext:value-type="string">
            <text:p>\textdagger</text:p>
          </table:table-cell>
          <table:table-cell table:number-columns-repeated="21"/>
        </table:table-row>
        <table:table-row table:style-name="ro1">
          <table:table-cell table:formula="of:=TEXT(ROUND([.A3]); &quot;0&quot;)" office:value-type="string" office:string-value="9577" calcext:value-type="string">
            <text:p>9577</text:p>
          </table:table-cell>
          <table:table-cell table:formula="of:=TEXT(ROUND([.B3]); &quot;0&quot;)" office:value-type="string" office:string-value="11073" calcext:value-type="string">
            <text:p>11073</text:p>
          </table:table-cell>
          <table:table-cell table:formula="of:=TEXT(ROUND([.C3]); &quot;0&quot;)" office:value-type="string" office:string-value="16437" calcext:value-type="string">
            <text:p>16437</text:p>
          </table:table-cell>
          <table:table-cell table:formula="of:=TEXT(ROUND([.D3]); &quot;0&quot;)" office:value-type="string" office:string-value="2826" calcext:value-type="string">
            <text:p>2826</text:p>
          </table:table-cell>
          <table:table-cell table:formula="of:=TEXT(ROUND([.E3]); &quot;0&quot;)" office:value-type="string" office:string-value="4093" calcext:value-type="string">
            <text:p>4093</text:p>
          </table:table-cell>
          <table:table-cell table:formula="of:=TEXT(ROUND([.F3]); &quot;0&quot;)" office:value-type="string" office:string-value="4295" calcext:value-type="string">
            <text:p>4295</text:p>
          </table:table-cell>
          <table:table-cell table:formula="of:=TEXT(ROUND([.G3]); &quot;0&quot;)" office:value-type="string" office:string-value="3726" calcext:value-type="string">
            <text:p>3726</text:p>
          </table:table-cell>
          <table:table-cell table:formula="of:=TEXT(ROUND([.H3]); &quot;0&quot;)" office:value-type="string" office:string-value="3054" calcext:value-type="string">
            <text:p>3054</text:p>
          </table:table-cell>
          <table:table-cell table:formula="of:=TEXT(ROUND([.I3]); &quot;0&quot;)" office:value-type="string" office:string-value="6544" calcext:value-type="string">
            <text:p>6544</text:p>
          </table:table-cell>
          <table:table-cell/>
          <table:table-cell table:formula="of:=IF([.K3] = 1; &quot;\textdagger&quot;; &quot;&quot;)" office:value-type="string" office:string-value="\textdagger" calcext:value-type="string">
            <text:p>\textdagger</text:p>
          </table:table-cell>
          <table:table-cell table:formula="of:=IF([.L3] = 1; &quot;\textdagger&quot;; &quot;&quot;)" office:value-type="string" office:string-value="\textdagger" calcext:value-type="string">
            <text:p>\textdagger</text:p>
          </table:table-cell>
          <table:table-cell table:formula="of:=IF([.M3] = 1; &quot;\textdagger&quot;; &quot;&quot;)" office:value-type="string" office:string-value="\textdagger" calcext:value-type="string">
            <text:p>\textdagger</text:p>
          </table:table-cell>
          <table:table-cell table:formula="of:=IF([.N3] = 1; &quot;\textdagger&quot;; &quot;&quot;)">
            <text:p/>
          </table:table-cell>
          <table:table-cell table:formula="of:=IF([.O3] = 1; &quot;\textdagger&quot;; &quot;&quot;)" office:value-type="string" office:string-value="\textdagger" calcext:value-type="string">
            <text:p>\textdagger</text:p>
          </table:table-cell>
          <table:table-cell table:formula="of:=IF([.P3] = 1; &quot;\textdagger&quot;; &quot;&quot;)" office:value-type="string" office:string-value="\textdagger" calcext:value-type="string">
            <text:p>\textdagger</text:p>
          </table:table-cell>
          <table:table-cell table:formula="of:=IF([.Q3] = 1; &quot;\textdagger&quot;; &quot;&quot;)" office:value-type="string" office:string-value="\textdagger" calcext:value-type="string">
            <text:p>\textdagger</text:p>
          </table:table-cell>
          <table:table-cell table:formula="of:=IF([.R3] = 1; &quot;\textdagger&quot;; &quot;&quot;)">
            <text:p/>
          </table:table-cell>
          <table:table-cell table:formula="of:=IF([.S3] = 1; &quot;\textdagger&quot;; &quot;&quot;)" office:value-type="string" office:string-value="\textdagger" calcext:value-type="string">
            <text:p>\textdagger</text:p>
          </table:table-cell>
          <table:table-cell table:number-columns-repeated="21"/>
        </table:table-row>
        <table:table-row table:style-name="ro1">
          <table:table-cell table:formula="of:=TEXT(ROUND([.A4]); &quot;0&quot;)" office:value-type="string" office:string-value="36" calcext:value-type="string">
            <text:p>36</text:p>
          </table:table-cell>
          <table:table-cell table:formula="of:=TEXT(ROUND([.B4]); &quot;0&quot;)" office:value-type="string" office:string-value="43" calcext:value-type="string">
            <text:p>43</text:p>
          </table:table-cell>
          <table:table-cell table:formula="of:=TEXT(ROUND([.C4]); &quot;0&quot;)" office:value-type="string" office:string-value="47" calcext:value-type="string">
            <text:p>47</text:p>
          </table:table-cell>
          <table:table-cell table:formula="of:=TEXT(ROUND([.D4]); &quot;0&quot;)" office:value-type="string" office:string-value="9" calcext:value-type="string">
            <text:p>9</text:p>
          </table:table-cell>
          <table:table-cell table:formula="of:=TEXT(ROUND([.E4]); &quot;0&quot;)" office:value-type="string" office:string-value="7" calcext:value-type="string">
            <text:p>7</text:p>
          </table:table-cell>
          <table:table-cell table:formula="of:=TEXT(ROUND([.F4]); &quot;0&quot;)" office:value-type="string" office:string-value="16" calcext:value-type="string">
            <text:p>16</text:p>
          </table:table-cell>
          <table:table-cell table:formula="of:=TEXT(ROUND([.G4]); &quot;0&quot;)" office:value-type="string" office:string-value="9" calcext:value-type="string">
            <text:p>9</text:p>
          </table:table-cell>
          <table:table-cell table:formula="of:=TEXT(ROUND([.H4]); &quot;0&quot;)" office:value-type="string" office:string-value="7" calcext:value-type="string">
            <text:p>7</text:p>
          </table:table-cell>
          <table:table-cell table:formula="of:=TEXT(ROUND([.I4]); &quot;0&quot;)" office:value-type="string" office:string-value="13" calcext:value-type="string">
            <text:p>13</text:p>
          </table:table-cell>
          <table:table-cell/>
          <table:table-cell table:formula="of:=IF([.K4] = 1; &quot;\textdagger&quot;; &quot;&quot;)" office:value-type="string" office:string-value="\textdagger" calcext:value-type="string">
            <text:p>\textdagger</text:p>
          </table:table-cell>
          <table:table-cell table:formula="of:=IF([.L4] = 1; &quot;\textdagger&quot;; &quot;&quot;)" office:value-type="string" office:string-value="\textdagger" calcext:value-type="string">
            <text:p>\textdagger</text:p>
          </table:table-cell>
          <table:table-cell table:formula="of:=IF([.M4] = 1; &quot;\textdagger&quot;; &quot;&quot;)" office:value-type="string" office:string-value="\textdagger" calcext:value-type="string">
            <text:p>\textdagger</text:p>
          </table:table-cell>
          <table:table-cell table:formula="of:=IF([.N4] = 1; &quot;\textdagger&quot;; &quot;&quot;)" office:value-type="string" office:string-value="\textdagger" calcext:value-type="string">
            <text:p>\textdagger</text:p>
          </table:table-cell>
          <table:table-cell table:formula="of:=IF([.O4] = 1; &quot;\textdagger&quot;; &quot;&quot;)">
            <text:p/>
          </table:table-cell>
          <table:table-cell table:formula="of:=IF([.P4] = 1; &quot;\textdagger&quot;; &quot;&quot;)" office:value-type="string" office:string-value="\textdagger" calcext:value-type="string">
            <text:p>\textdagger</text:p>
          </table:table-cell>
          <table:table-cell table:formula="of:=IF([.Q4] = 1; &quot;\textdagger&quot;; &quot;&quot;)" office:value-type="string" office:string-value="\textdagger" calcext:value-type="string">
            <text:p>\textdagger</text:p>
          </table:table-cell>
          <table:table-cell table:formula="of:=IF([.R4] = 1; &quot;\textdagger&quot;; &quot;&quot;)">
            <text:p/>
          </table:table-cell>
          <table:table-cell table:formula="of:=IF([.S4] = 1; &quot;\textdagger&quot;; &quot;&quot;)" office:value-type="string" office:string-value="\textdagger" calcext:value-type="string">
            <text:p>\textdagger</text:p>
          </table:table-cell>
          <table:table-cell table:number-columns-repeated="21"/>
        </table:table-row>
        <table:table-row table:style-name="ro1">
          <table:table-cell table:formula="of:=TEXT(ROUND([.A5]); &quot;0&quot;)" office:value-type="string" office:string-value="143" calcext:value-type="string">
            <text:p>143</text:p>
          </table:table-cell>
          <table:table-cell table:formula="of:=TEXT(ROUND([.B5]); &quot;0&quot;)" office:value-type="string" office:string-value="172" calcext:value-type="string">
            <text:p>172</text:p>
          </table:table-cell>
          <table:table-cell table:formula="of:=TEXT(ROUND([.C5]); &quot;0&quot;)" office:value-type="string" office:string-value="144" calcext:value-type="string">
            <text:p>144</text:p>
          </table:table-cell>
          <table:table-cell table:formula="of:=TEXT(ROUND([.D5]); &quot;0&quot;)" office:value-type="string" office:string-value="23" calcext:value-type="string">
            <text:p>23</text:p>
          </table:table-cell>
          <table:table-cell table:formula="of:=TEXT(ROUND([.E5]); &quot;0&quot;)" office:value-type="string" office:string-value="21" calcext:value-type="string">
            <text:p>21</text:p>
          </table:table-cell>
          <table:table-cell table:formula="of:=TEXT(ROUND([.F5]); &quot;0&quot;)" office:value-type="string" office:string-value="54" calcext:value-type="string">
            <text:p>54</text:p>
          </table:table-cell>
          <table:table-cell table:formula="of:=TEXT(ROUND([.G5]); &quot;0&quot;)" office:value-type="string" office:string-value="25" calcext:value-type="string">
            <text:p>25</text:p>
          </table:table-cell>
          <table:table-cell table:formula="of:=TEXT(ROUND([.H5]); &quot;0&quot;)" office:value-type="string" office:string-value="20" calcext:value-type="string">
            <text:p>20</text:p>
          </table:table-cell>
          <table:table-cell table:formula="of:=TEXT(ROUND([.I5]); &quot;0&quot;)" office:value-type="string" office:string-value="50" calcext:value-type="string">
            <text:p>50</text:p>
          </table:table-cell>
          <table:table-cell/>
          <table:table-cell table:formula="of:=IF([.K5] = 1; &quot;\textdagger&quot;; &quot;&quot;)" office:value-type="string" office:string-value="\textdagger" calcext:value-type="string">
            <text:p>\textdagger</text:p>
          </table:table-cell>
          <table:table-cell table:formula="of:=IF([.L5] = 1; &quot;\textdagger&quot;; &quot;&quot;)" office:value-type="string" office:string-value="\textdagger" calcext:value-type="string">
            <text:p>\textdagger</text:p>
          </table:table-cell>
          <table:table-cell table:formula="of:=IF([.M5] = 1; &quot;\textdagger&quot;; &quot;&quot;)" office:value-type="string" office:string-value="\textdagger" calcext:value-type="string">
            <text:p>\textdagger</text:p>
          </table:table-cell>
          <table:table-cell table:formula="of:=IF([.N5] = 1; &quot;\textdagger&quot;; &quot;&quot;)" office:value-type="string" office:string-value="\textdagger" calcext:value-type="string">
            <text:p>\textdagger</text:p>
          </table:table-cell>
          <table:table-cell table:formula="of:=IF([.O5] = 1; &quot;\textdagger&quot;; &quot;&quot;)">
            <text:p/>
          </table:table-cell>
          <table:table-cell table:formula="of:=IF([.P5] = 1; &quot;\textdagger&quot;; &quot;&quot;)" office:value-type="string" office:string-value="\textdagger" calcext:value-type="string">
            <text:p>\textdagger</text:p>
          </table:table-cell>
          <table:table-cell table:formula="of:=IF([.Q5] = 1; &quot;\textdagger&quot;; &quot;&quot;)" office:value-type="string" office:string-value="\textdagger" calcext:value-type="string">
            <text:p>\textdagger</text:p>
          </table:table-cell>
          <table:table-cell table:formula="of:=IF([.R5] = 1; &quot;\textdagger&quot;; &quot;&quot;)">
            <text:p/>
          </table:table-cell>
          <table:table-cell table:formula="of:=IF([.S5] = 1; &quot;\textdagger&quot;; &quot;&quot;)" office:value-type="string" office:string-value="\textdagger" calcext:value-type="string">
            <text:p>\textdagger</text:p>
          </table:table-cell>
          <table:table-cell table:number-columns-repeated="21"/>
        </table:table-row>
        <table:table-row table:style-name="ro1">
          <table:table-cell table:formula="of:=TEXT(ROUND([.A6]); &quot;0&quot;)" office:value-type="string" office:string-value="6461" calcext:value-type="string">
            <text:p>6461</text:p>
          </table:table-cell>
          <table:table-cell table:formula="of:=TEXT(ROUND([.B6]); &quot;0&quot;)" office:value-type="string" office:string-value="6209" calcext:value-type="string">
            <text:p>6209</text:p>
          </table:table-cell>
          <table:table-cell table:formula="of:=TEXT(ROUND([.C6]); &quot;0&quot;)" office:value-type="string" office:string-value="5542" calcext:value-type="string">
            <text:p>5542</text:p>
          </table:table-cell>
          <table:table-cell table:formula="of:=TEXT(ROUND([.D6]); &quot;0&quot;)" office:value-type="string" office:string-value="555" calcext:value-type="string">
            <text:p>555</text:p>
          </table:table-cell>
          <table:table-cell table:formula="of:=TEXT(ROUND([.E6]); &quot;0&quot;)" office:value-type="string" office:string-value="717" calcext:value-type="string">
            <text:p>717</text:p>
          </table:table-cell>
          <table:table-cell table:formula="of:=TEXT(ROUND([.F6]); &quot;0&quot;)" office:value-type="string" office:string-value="1526" calcext:value-type="string">
            <text:p>1526</text:p>
          </table:table-cell>
          <table:table-cell table:formula="of:=TEXT(ROUND([.G6]); &quot;0&quot;)" office:value-type="string" office:string-value="630" calcext:value-type="string">
            <text:p>630</text:p>
          </table:table-cell>
          <table:table-cell table:formula="of:=TEXT(ROUND([.H6]); &quot;0&quot;)" office:value-type="string" office:string-value="460" calcext:value-type="string">
            <text:p>460</text:p>
          </table:table-cell>
          <table:table-cell table:formula="of:=TEXT(ROUND([.I6]); &quot;0&quot;)" office:value-type="string" office:string-value="1734" calcext:value-type="string">
            <text:p>1734</text:p>
          </table:table-cell>
          <table:table-cell/>
          <table:table-cell table:formula="of:=IF([.K6] = 1; &quot;\textdagger&quot;; &quot;&quot;)" office:value-type="string" office:string-value="\textdagger" calcext:value-type="string">
            <text:p>\textdagger</text:p>
          </table:table-cell>
          <table:table-cell table:formula="of:=IF([.L6] = 1; &quot;\textdagger&quot;; &quot;&quot;)" office:value-type="string" office:string-value="\textdagger" calcext:value-type="string">
            <text:p>\textdagger</text:p>
          </table:table-cell>
          <table:table-cell table:formula="of:=IF([.M6] = 1; &quot;\textdagger&quot;; &quot;&quot;)" office:value-type="string" office:string-value="\textdagger" calcext:value-type="string">
            <text:p>\textdagger</text:p>
          </table:table-cell>
          <table:table-cell table:formula="of:=IF([.N6] = 1; &quot;\textdagger&quot;; &quot;&quot;)">
            <text:p/>
          </table:table-cell>
          <table:table-cell table:formula="of:=IF([.O6] = 1; &quot;\textdagger&quot;; &quot;&quot;)" office:value-type="string" office:string-value="\textdagger" calcext:value-type="string">
            <text:p>\textdagger</text:p>
          </table:table-cell>
          <table:table-cell table:formula="of:=IF([.P6] = 1; &quot;\textdagger&quot;; &quot;&quot;)" office:value-type="string" office:string-value="\textdagger" calcext:value-type="string">
            <text:p>\textdagger</text:p>
          </table:table-cell>
          <table:table-cell table:formula="of:=IF([.Q6] = 1; &quot;\textdagger&quot;; &quot;&quot;)" office:value-type="string" office:string-value="\textdagger" calcext:value-type="string">
            <text:p>\textdagger</text:p>
          </table:table-cell>
          <table:table-cell table:formula="of:=IF([.R6] = 1; &quot;\textdagger&quot;; &quot;&quot;)">
            <text:p/>
          </table:table-cell>
          <table:table-cell table:formula="of:=IF([.S6] = 1; &quot;\textdagger&quot;; &quot;&quot;)" office:value-type="string" office:string-value="\textdagger" calcext:value-type="string">
            <text:p>\textdagger</text:p>
          </table:table-cell>
          <table:table-cell table:number-columns-repeated="21"/>
        </table:table-row>
        <table:table-row table:style-name="ro1">
          <table:table-cell table:formula="of:=TEXT(ROUND([.A7]); &quot;0&quot;)" office:value-type="string" office:string-value="0" calcext:value-type="string">
            <text:p>0</text:p>
          </table:table-cell>
          <table:table-cell table:formula="of:=TEXT(ROUND([.B7]); &quot;0&quot;)" office:value-type="string" office:string-value="0" calcext:value-type="string">
            <text:p>0</text:p>
          </table:table-cell>
          <table:table-cell table:formula="of:=TEXT(ROUND([.C7]); &quot;0&quot;)" office:value-type="string" office:string-value="0" calcext:value-type="string">
            <text:p>0</text:p>
          </table:table-cell>
          <table:table-cell table:formula="of:=TEXT(ROUND([.D7]); &quot;0&quot;)" office:value-type="string" office:string-value="2983" calcext:value-type="string">
            <text:p>2983</text:p>
          </table:table-cell>
          <table:table-cell table:formula="of:=TEXT(ROUND([.E7]); &quot;0&quot;)" office:value-type="string" office:string-value="4229" calcext:value-type="string">
            <text:p>4229</text:p>
          </table:table-cell>
          <table:table-cell table:formula="of:=TEXT(ROUND([.F7]); &quot;0&quot;)" office:value-type="string" office:string-value="4799" calcext:value-type="string">
            <text:p>4799</text:p>
          </table:table-cell>
          <table:table-cell table:formula="of:=TEXT(ROUND([.G7]); &quot;0&quot;)" office:value-type="string" office:string-value="2696" calcext:value-type="string">
            <text:p>2696</text:p>
          </table:table-cell>
          <table:table-cell table:formula="of:=TEXT(ROUND([.H7]); &quot;0&quot;)" office:value-type="string" office:string-value="2650" calcext:value-type="string">
            <text:p>2650</text:p>
          </table:table-cell>
          <table:table-cell table:formula="of:=TEXT(ROUND([.I7]); &quot;0&quot;)" office:value-type="string" office:string-value="7009" calcext:value-type="string">
            <text:p>7009</text:p>
          </table:table-cell>
          <table:table-cell/>
          <table:table-cell table:formula="of:=IF([.K7] = 1; &quot;\textdagger&quot;; &quot;&quot;)">
            <text:p/>
          </table:table-cell>
          <table:table-cell table:formula="of:=IF([.L7] = 1; &quot;\textdagger&quot;; &quot;&quot;)">
            <text:p/>
          </table:table-cell>
          <table:table-cell table:formula="of:=IF([.M7] = 1; &quot;\textdagger&quot;; &quot;&quot;)">
            <text:p/>
          </table:table-cell>
          <table:table-cell table:formula="of:=IF([.N7] = 1; &quot;\textdagger&quot;; &quot;&quot;)" office:value-type="string" office:string-value="\textdagger" calcext:value-type="string">
            <text:p>\textdagger</text:p>
          </table:table-cell>
          <table:table-cell table:formula="of:=IF([.O7] = 1; &quot;\textdagger&quot;; &quot;&quot;)" office:value-type="string" office:string-value="\textdagger" calcext:value-type="string">
            <text:p>\textdagger</text:p>
          </table:table-cell>
          <table:table-cell table:formula="of:=IF([.P7] = 1; &quot;\textdagger&quot;; &quot;&quot;)" office:value-type="string" office:string-value="\textdagger" calcext:value-type="string">
            <text:p>\textdagger</text:p>
          </table:table-cell>
          <table:table-cell table:formula="of:=IF([.Q7] = 1; &quot;\textdagger&quot;; &quot;&quot;)" office:value-type="string" office:string-value="\textdagger" calcext:value-type="string">
            <text:p>\textdagger</text:p>
          </table:table-cell>
          <table:table-cell table:formula="of:=IF([.R7] = 1; &quot;\textdagger&quot;; &quot;&quot;)" office:value-type="string" office:string-value="\textdagger" calcext:value-type="string">
            <text:p>\textdagger</text:p>
          </table:table-cell>
          <table:table-cell table:formula="of:=IF([.S7] = 1; &quot;\textdagger&quot;; &quot;&quot;)" office:value-type="string" office:string-value="\textdagger" calcext:value-type="string">
            <text:p>\textdagger</text:p>
          </table:table-cell>
          <table:table-cell table:number-columns-repeated="21"/>
        </table:table-row>
        <table:table-row table:style-name="ro1">
          <table:table-cell table:formula="of:=TEXT(ROUND([.A8]); &quot;0&quot;)" office:value-type="string" office:string-value="19" calcext:value-type="string">
            <text:p>19</text:p>
          </table:table-cell>
          <table:table-cell table:formula="of:=TEXT(ROUND([.B8]); &quot;0&quot;)" office:value-type="string" office:string-value="23" calcext:value-type="string">
            <text:p>23</text:p>
          </table:table-cell>
          <table:table-cell table:formula="of:=TEXT(ROUND([.C8]); &quot;0&quot;)" office:value-type="string" office:string-value="25" calcext:value-type="string">
            <text:p>25</text:p>
          </table:table-cell>
          <table:table-cell table:formula="of:=TEXT(ROUND([.D8]); &quot;0&quot;)" office:value-type="string" office:string-value="7" calcext:value-type="string">
            <text:p>7</text:p>
          </table:table-cell>
          <table:table-cell table:formula="of:=TEXT(ROUND([.E8]); &quot;0&quot;)" office:value-type="string" office:string-value="5" calcext:value-type="string">
            <text:p>5</text:p>
          </table:table-cell>
          <table:table-cell table:formula="of:=TEXT(ROUND([.F8]); &quot;0&quot;)" office:value-type="string" office:string-value="11" calcext:value-type="string">
            <text:p>11</text:p>
          </table:table-cell>
          <table:table-cell table:formula="of:=TEXT(ROUND([.G8]); &quot;0&quot;)" office:value-type="string" office:string-value="7" calcext:value-type="string">
            <text:p>7</text:p>
          </table:table-cell>
          <table:table-cell table:formula="of:=TEXT(ROUND([.H8]); &quot;0&quot;)" office:value-type="string" office:string-value="5" calcext:value-type="string">
            <text:p>5</text:p>
          </table:table-cell>
          <table:table-cell table:formula="of:=TEXT(ROUND([.I8]); &quot;0&quot;)" office:value-type="string" office:string-value="10" calcext:value-type="string">
            <text:p>10</text:p>
          </table:table-cell>
          <table:table-cell/>
          <table:table-cell table:formula="of:=IF([.K8] = 1; &quot;\textdagger&quot;; &quot;&quot;)" office:value-type="string" office:string-value="\textdagger" calcext:value-type="string">
            <text:p>\textdagger</text:p>
          </table:table-cell>
          <table:table-cell table:formula="of:=IF([.L8] = 1; &quot;\textdagger&quot;; &quot;&quot;)" office:value-type="string" office:string-value="\textdagger" calcext:value-type="string">
            <text:p>\textdagger</text:p>
          </table:table-cell>
          <table:table-cell table:formula="of:=IF([.M8] = 1; &quot;\textdagger&quot;; &quot;&quot;)" office:value-type="string" office:string-value="\textdagger" calcext:value-type="string">
            <text:p>\textdagger</text:p>
          </table:table-cell>
          <table:table-cell table:formula="of:=IF([.N8] = 1; &quot;\textdagger&quot;; &quot;&quot;)" office:value-type="string" office:string-value="\textdagger" calcext:value-type="string">
            <text:p>\textdagger</text:p>
          </table:table-cell>
          <table:table-cell table:formula="of:=IF([.O8] = 1; &quot;\textdagger&quot;; &quot;&quot;)">
            <text:p/>
          </table:table-cell>
          <table:table-cell table:formula="of:=IF([.P8] = 1; &quot;\textdagger&quot;; &quot;&quot;)" office:value-type="string" office:string-value="\textdagger" calcext:value-type="string">
            <text:p>\textdagger</text:p>
          </table:table-cell>
          <table:table-cell table:formula="of:=IF([.Q8] = 1; &quot;\textdagger&quot;; &quot;&quot;)" office:value-type="string" office:string-value="\textdagger" calcext:value-type="string">
            <text:p>\textdagger</text:p>
          </table:table-cell>
          <table:table-cell table:formula="of:=IF([.R8] = 1; &quot;\textdagger&quot;; &quot;&quot;)">
            <text:p/>
          </table:table-cell>
          <table:table-cell table:formula="of:=IF([.S8] = 1; &quot;\textdagger&quot;; &quot;&quot;)" office:value-type="string" office:string-value="\textdagger" calcext:value-type="string">
            <text:p>\textdagger</text:p>
          </table:table-cell>
          <table:table-cell table:number-columns-repeated="21"/>
        </table:table-row>
        <table:table-row table:style-name="ro1">
          <table:table-cell table:formula="of:=TEXT(ROUND([.A9]); &quot;0&quot;)" office:value-type="string" office:string-value="115" calcext:value-type="string">
            <text:p>115</text:p>
          </table:table-cell>
          <table:table-cell table:formula="of:=TEXT(ROUND([.B9]); &quot;0&quot;)" office:value-type="string" office:string-value="123" calcext:value-type="string">
            <text:p>123</text:p>
          </table:table-cell>
          <table:table-cell table:formula="of:=TEXT(ROUND([.C9]); &quot;0&quot;)" office:value-type="string" office:string-value="102" calcext:value-type="string">
            <text:p>102</text:p>
          </table:table-cell>
          <table:table-cell table:formula="of:=TEXT(ROUND([.D9]); &quot;0&quot;)" office:value-type="string" office:string-value="22" calcext:value-type="string">
            <text:p>22</text:p>
          </table:table-cell>
          <table:table-cell table:formula="of:=TEXT(ROUND([.E9]); &quot;0&quot;)" office:value-type="string" office:string-value="21" calcext:value-type="string">
            <text:p>21</text:p>
          </table:table-cell>
          <table:table-cell table:formula="of:=TEXT(ROUND([.F9]); &quot;0&quot;)" office:value-type="string" office:string-value="48" calcext:value-type="string">
            <text:p>48</text:p>
          </table:table-cell>
          <table:table-cell table:formula="of:=TEXT(ROUND([.G9]); &quot;0&quot;)" office:value-type="string" office:string-value="25" calcext:value-type="string">
            <text:p>25</text:p>
          </table:table-cell>
          <table:table-cell table:formula="of:=TEXT(ROUND([.H9]); &quot;0&quot;)" office:value-type="string" office:string-value="23" calcext:value-type="string">
            <text:p>23</text:p>
          </table:table-cell>
          <table:table-cell table:formula="of:=TEXT(ROUND([.I9]); &quot;0&quot;)" office:value-type="string" office:string-value="48" calcext:value-type="string">
            <text:p>48</text:p>
          </table:table-cell>
          <table:table-cell/>
          <table:table-cell table:formula="of:=IF([.K9] = 1; &quot;\textdagger&quot;; &quot;&quot;)" office:value-type="string" office:string-value="\textdagger" calcext:value-type="string">
            <text:p>\textdagger</text:p>
          </table:table-cell>
          <table:table-cell table:formula="of:=IF([.L9] = 1; &quot;\textdagger&quot;; &quot;&quot;)" office:value-type="string" office:string-value="\textdagger" calcext:value-type="string">
            <text:p>\textdagger</text:p>
          </table:table-cell>
          <table:table-cell table:formula="of:=IF([.M9] = 1; &quot;\textdagger&quot;; &quot;&quot;)" office:value-type="string" office:string-value="\textdagger" calcext:value-type="string">
            <text:p>\textdagger</text:p>
          </table:table-cell>
          <table:table-cell table:formula="of:=IF([.N9] = 1; &quot;\textdagger&quot;; &quot;&quot;)">
            <text:p/>
          </table:table-cell>
          <table:table-cell table:formula="of:=IF([.O9] = 1; &quot;\textdagger&quot;; &quot;&quot;)">
            <text:p/>
          </table:table-cell>
          <table:table-cell table:formula="of:=IF([.P9] = 1; &quot;\textdagger&quot;; &quot;&quot;)" office:value-type="string" office:string-value="\textdagger" calcext:value-type="string">
            <text:p>\textdagger</text:p>
          </table:table-cell>
          <table:table-cell table:formula="of:=IF([.Q9] = 1; &quot;\textdagger&quot;; &quot;&quot;)" office:value-type="string" office:string-value="\textdagger" calcext:value-type="string">
            <text:p>\textdagger</text:p>
          </table:table-cell>
          <table:table-cell table:formula="of:=IF([.R9] = 1; &quot;\textdagger&quot;; &quot;&quot;)">
            <text:p/>
          </table:table-cell>
          <table:table-cell table:formula="of:=IF([.S9] = 1; &quot;\textdagger&quot;; &quot;&quot;)" office:value-type="string" office:string-value="\textdagger" calcext:value-type="string">
            <text:p>\textdagger</text:p>
          </table:table-cell>
          <table:table-cell table:number-columns-repeated="21"/>
        </table:table-row>
        <table:table-row table:style-name="ro1">
          <table:table-cell table:formula="of:=TEXT(ROUND([.A10]); &quot;0&quot;)" office:value-type="string" office:string-value="3972" calcext:value-type="string">
            <text:p>3972</text:p>
          </table:table-cell>
          <table:table-cell table:formula="of:=TEXT(ROUND([.B10]); &quot;0&quot;)" office:value-type="string" office:string-value="3925" calcext:value-type="string">
            <text:p>3925</text:p>
          </table:table-cell>
          <table:table-cell table:formula="of:=TEXT(ROUND([.C10]); &quot;0&quot;)" office:value-type="string" office:string-value="3547" calcext:value-type="string">
            <text:p>3547</text:p>
          </table:table-cell>
          <table:table-cell table:formula="of:=TEXT(ROUND([.D10]); &quot;0&quot;)" office:value-type="string" office:string-value="476" calcext:value-type="string">
            <text:p>476</text:p>
          </table:table-cell>
          <table:table-cell table:formula="of:=TEXT(ROUND([.E10]); &quot;0&quot;)" office:value-type="string" office:string-value="744" calcext:value-type="string">
            <text:p>744</text:p>
          </table:table-cell>
          <table:table-cell table:formula="of:=TEXT(ROUND([.F10]); &quot;0&quot;)" office:value-type="string" office:string-value="1174" calcext:value-type="string">
            <text:p>1174</text:p>
          </table:table-cell>
          <table:table-cell table:formula="of:=TEXT(ROUND([.G10]); &quot;0&quot;)" office:value-type="string" office:string-value="634" calcext:value-type="string">
            <text:p>634</text:p>
          </table:table-cell>
          <table:table-cell table:formula="of:=TEXT(ROUND([.H10]); &quot;0&quot;)" office:value-type="string" office:string-value="451" calcext:value-type="string">
            <text:p>451</text:p>
          </table:table-cell>
          <table:table-cell table:formula="of:=TEXT(ROUND([.I10]); &quot;0&quot;)" office:value-type="string" office:string-value="1671" calcext:value-type="string">
            <text:p>1671</text:p>
          </table:table-cell>
          <table:table-cell/>
          <table:table-cell table:formula="of:=IF([.K10] = 1; &quot;\textdagger&quot;; &quot;&quot;)" office:value-type="string" office:string-value="\textdagger" calcext:value-type="string">
            <text:p>\textdagger</text:p>
          </table:table-cell>
          <table:table-cell table:formula="of:=IF([.L10] = 1; &quot;\textdagger&quot;; &quot;&quot;)" office:value-type="string" office:string-value="\textdagger" calcext:value-type="string">
            <text:p>\textdagger</text:p>
          </table:table-cell>
          <table:table-cell table:formula="of:=IF([.M10] = 1; &quot;\textdagger&quot;; &quot;&quot;)" office:value-type="string" office:string-value="\textdagger" calcext:value-type="string">
            <text:p>\textdagger</text:p>
          </table:table-cell>
          <table:table-cell table:formula="of:=IF([.N10] = 1; &quot;\textdagger&quot;; &quot;&quot;)">
            <text:p/>
          </table:table-cell>
          <table:table-cell table:formula="of:=IF([.O10] = 1; &quot;\textdagger&quot;; &quot;&quot;)" office:value-type="string" office:string-value="\textdagger" calcext:value-type="string">
            <text:p>\textdagger</text:p>
          </table:table-cell>
          <table:table-cell table:formula="of:=IF([.P10] = 1; &quot;\textdagger&quot;; &quot;&quot;)" office:value-type="string" office:string-value="\textdagger" calcext:value-type="string">
            <text:p>\textdagger</text:p>
          </table:table-cell>
          <table:table-cell table:formula="of:=IF([.Q10] = 1; &quot;\textdagger&quot;; &quot;&quot;)" office:value-type="string" office:string-value="\textdagger" calcext:value-type="string">
            <text:p>\textdagger</text:p>
          </table:table-cell>
          <table:table-cell table:formula="of:=IF([.R10] = 1; &quot;\textdagger&quot;; &quot;&quot;)">
            <text:p/>
          </table:table-cell>
          <table:table-cell table:formula="of:=IF([.S10] = 1; &quot;\textdagger&quot;; &quot;&quot;)" office:value-type="string" office:string-value="\textdagger" calcext:value-type="string">
            <text:p>\textdagger</text:p>
          </table:table-cell>
          <table:table-cell table:number-columns-repeated="21"/>
        </table:table-row>
        <table:table-row table:style-name="ro1">
          <table:table-cell table:formula="of:=TEXT(ROUND([.A11]); &quot;0&quot;)" office:value-type="string" office:string-value="0" calcext:value-type="string">
            <text:p>0</text:p>
          </table:table-cell>
          <table:table-cell table:formula="of:=TEXT(ROUND([.B11]); &quot;0&quot;)" office:value-type="string" office:string-value="0" calcext:value-type="string">
            <text:p>0</text:p>
          </table:table-cell>
          <table:table-cell table:formula="of:=TEXT(ROUND([.C11]); &quot;0&quot;)" office:value-type="string" office:string-value="0" calcext:value-type="string">
            <text:p>0</text:p>
          </table:table-cell>
          <table:table-cell table:formula="of:=TEXT(ROUND([.D11]); &quot;0&quot;)" office:value-type="string" office:string-value="2161" calcext:value-type="string">
            <text:p>2161</text:p>
          </table:table-cell>
          <table:table-cell table:formula="of:=TEXT(ROUND([.E11]); &quot;0&quot;)" office:value-type="string" office:string-value="3082" calcext:value-type="string">
            <text:p>3082</text:p>
          </table:table-cell>
          <table:table-cell table:formula="of:=TEXT(ROUND([.F11]); &quot;0&quot;)" office:value-type="string" office:string-value="3630" calcext:value-type="string">
            <text:p>3630</text:p>
          </table:table-cell>
          <table:table-cell table:formula="of:=TEXT(ROUND([.G11]); &quot;0&quot;)" office:value-type="string" office:string-value="2209" calcext:value-type="string">
            <text:p>2209</text:p>
          </table:table-cell>
          <table:table-cell table:formula="of:=TEXT(ROUND([.H11]); &quot;0&quot;)" office:value-type="string" office:string-value="1591" calcext:value-type="string">
            <text:p>1591</text:p>
          </table:table-cell>
          <table:table-cell table:formula="of:=TEXT(ROUND([.I11]); &quot;0&quot;)" office:value-type="string" office:string-value="6607" calcext:value-type="string">
            <text:p>6607</text:p>
          </table:table-cell>
          <table:table-cell/>
          <table:table-cell table:formula="of:=IF([.K11] = 1; &quot;\textdagger&quot;; &quot;&quot;)">
            <text:p/>
          </table:table-cell>
          <table:table-cell table:formula="of:=IF([.L11] = 1; &quot;\textdagger&quot;; &quot;&quot;)">
            <text:p/>
          </table:table-cell>
          <table:table-cell table:formula="of:=IF([.M11] = 1; &quot;\textdagger&quot;; &quot;&quot;)">
            <text:p/>
          </table:table-cell>
          <table:table-cell table:formula="of:=IF([.N11] = 1; &quot;\textdagger&quot;; &quot;&quot;)" office:value-type="string" office:string-value="\textdagger" calcext:value-type="string">
            <text:p>\textdagger</text:p>
          </table:table-cell>
          <table:table-cell table:formula="of:=IF([.O11] = 1; &quot;\textdagger&quot;; &quot;&quot;)" office:value-type="string" office:string-value="\textdagger" calcext:value-type="string">
            <text:p>\textdagger</text:p>
          </table:table-cell>
          <table:table-cell table:formula="of:=IF([.P11] = 1; &quot;\textdagger&quot;; &quot;&quot;)" office:value-type="string" office:string-value="\textdagger" calcext:value-type="string">
            <text:p>\textdagger</text:p>
          </table:table-cell>
          <table:table-cell table:formula="of:=IF([.Q11] = 1; &quot;\textdagger&quot;; &quot;&quot;)" office:value-type="string" office:string-value="\textdagger" calcext:value-type="string">
            <text:p>\textdagger</text:p>
          </table:table-cell>
          <table:table-cell table:formula="of:=IF([.R11] = 1; &quot;\textdagger&quot;; &quot;&quot;)" office:value-type="string" office:string-value="\textdagger" calcext:value-type="string">
            <text:p>\textdagger</text:p>
          </table:table-cell>
          <table:table-cell table:formula="of:=IF([.S11] = 1; &quot;\textdagger&quot;; &quot;&quot;)" office:value-type="string" office:string-value="\textdagger" calcext:value-type="string">
            <text:p>\textdagger</text:p>
          </table:table-cell>
          <table:table-cell table:number-columns-repeated="21"/>
        </table:table-row>
        <table:table-row table:style-name="ro1">
          <table:table-cell table:number-columns-repeated="40"/>
        </table:table-row>
        <table:table-row table:style-name="ro1">
          <table:table-cell/>
          <table:table-cell office:value-type="string" calcext:value-type="string">
            <text:p><text:s/>&amp; 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<text:s/>&amp; </text:p>
          </table:table-cell>
          <table:table-cell table:formula="of:=[.K13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A13]" office:value-type="string" office:string-value="14" calcext:value-type="string">
            <text:p>14</text:p>
          </table:table-cell>
          <table:table-cell office:value-type="string" calcext:value-type="string">
            <text:p><text:s/>&amp; </text:p>
          </table:table-cell>
          <table:table-cell table:formula="of:=[.L13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B13]" office:value-type="string" office:string-value="15" calcext:value-type="string">
            <text:p>15</text:p>
          </table:table-cell>
          <table:table-cell office:value-type="string" calcext:value-type="string">
            <text:p><text:s/>&amp; </text:p>
          </table:table-cell>
          <table:table-cell table:formula="of:=[.M13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C13]" office:value-type="string" office:string-value="20" calcext:value-type="string">
            <text:p>20</text:p>
          </table:table-cell>
          <table:table-cell office:value-type="string" calcext:value-type="string">
            <text:p><text:s/>&amp; </text:p>
          </table:table-cell>
          <table:table-cell table:formula="of:=[.N13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D13]" office:value-type="string" office:string-value="8" calcext:value-type="string">
            <text:p>8</text:p>
          </table:table-cell>
          <table:table-cell office:value-type="string" calcext:value-type="string">
            <text:p><text:s/>&amp; </text:p>
          </table:table-cell>
          <table:table-cell table:formula="of:=[.O13]">
            <text:p/>
          </table:table-cell>
          <table:table-cell office:value-type="string" calcext:value-type="string">
            <text:p><text:s/>&amp; </text:p>
          </table:table-cell>
          <table:table-cell table:formula="of:=[.E13]" office:value-type="string" office:string-value="7" calcext:value-type="string">
            <text:p>7</text:p>
          </table:table-cell>
          <table:table-cell office:value-type="string" calcext:value-type="string">
            <text:p><text:s/>&amp; </text:p>
          </table:table-cell>
          <table:table-cell table:formula="of:=[.P13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F13]" office:value-type="string" office:string-value="10" calcext:value-type="string">
            <text:p>10</text:p>
          </table:table-cell>
          <table:table-cell office:value-type="string" calcext:value-type="string">
            <text:p><text:s/>&amp; </text:p>
          </table:table-cell>
          <table:table-cell table:formula="of:=[.Q13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G13]" office:value-type="string" office:string-value="8" calcext:value-type="string">
            <text:p>8</text:p>
          </table:table-cell>
          <table:table-cell office:value-type="string" calcext:value-type="string">
            <text:p><text:s/>&amp; </text:p>
          </table:table-cell>
          <table:table-cell table:formula="of:=[.R13]">
            <text:p/>
          </table:table-cell>
          <table:table-cell office:value-type="string" calcext:value-type="string">
            <text:p><text:s/>&amp; </text:p>
          </table:table-cell>
          <table:table-cell table:formula="of:=[.H13]" office:value-type="string" office:string-value="6" calcext:value-type="string">
            <text:p>6</text:p>
          </table:table-cell>
          <table:table-cell office:value-type="string" calcext:value-type="string">
            <text:p><text:s/>&amp; </text:p>
          </table:table-cell>
          <table:table-cell table:formula="of:=[.S13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I13]" office:value-type="string" office:string-value="10" calcext:value-type="string">
            <text:p>1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ce1" office:value-type="string" calcext:value-type="string">
            <text:p>Dcell</text:p>
          </table:table-cell>
          <table:table-cell office:value-type="string" calcext:value-type="string">
            <text:p><text:s/>&amp; 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<text:s/>&amp; </text:p>
          </table:table-cell>
          <table:table-cell table:formula="of:=[.K14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A14]" office:value-type="string" office:string-value="63" calcext:value-type="string">
            <text:p>63</text:p>
          </table:table-cell>
          <table:table-cell office:value-type="string" calcext:value-type="string">
            <text:p><text:s/>&amp; </text:p>
          </table:table-cell>
          <table:table-cell table:formula="of:=[.L14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B14]" office:value-type="string" office:string-value="67" calcext:value-type="string">
            <text:p>67</text:p>
          </table:table-cell>
          <table:table-cell office:value-type="string" calcext:value-type="string">
            <text:p><text:s/>&amp; </text:p>
          </table:table-cell>
          <table:table-cell table:formula="of:=[.M14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C14]" office:value-type="string" office:string-value="98" calcext:value-type="string">
            <text:p>98</text:p>
          </table:table-cell>
          <table:table-cell office:value-type="string" calcext:value-type="string">
            <text:p><text:s/>&amp; </text:p>
          </table:table-cell>
          <table:table-cell table:formula="of:=[.N14]">
            <text:p/>
          </table:table-cell>
          <table:table-cell office:value-type="string" calcext:value-type="string">
            <text:p><text:s/>&amp; </text:p>
          </table:table-cell>
          <table:table-cell table:formula="of:=[.D14]" office:value-type="string" office:string-value="22" calcext:value-type="string">
            <text:p>22</text:p>
          </table:table-cell>
          <table:table-cell office:value-type="string" calcext:value-type="string">
            <text:p><text:s/>&amp; </text:p>
          </table:table-cell>
          <table:table-cell table:formula="of:=[.O14]">
            <text:p/>
          </table:table-cell>
          <table:table-cell office:value-type="string" calcext:value-type="string">
            <text:p><text:s/>&amp; </text:p>
          </table:table-cell>
          <table:table-cell table:formula="of:=[.E14]" office:value-type="string" office:string-value="22" calcext:value-type="string">
            <text:p>22</text:p>
          </table:table-cell>
          <table:table-cell office:value-type="string" calcext:value-type="string">
            <text:p><text:s/>&amp; </text:p>
          </table:table-cell>
          <table:table-cell table:formula="of:=[.P14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F14]" office:value-type="string" office:string-value="32" calcext:value-type="string">
            <text:p>32</text:p>
          </table:table-cell>
          <table:table-cell office:value-type="string" calcext:value-type="string">
            <text:p><text:s/>&amp; </text:p>
          </table:table-cell>
          <table:table-cell table:formula="of:=[.Q14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G14]" office:value-type="string" office:string-value="24" calcext:value-type="string">
            <text:p>24</text:p>
          </table:table-cell>
          <table:table-cell office:value-type="string" calcext:value-type="string">
            <text:p><text:s/>&amp; </text:p>
          </table:table-cell>
          <table:table-cell table:formula="of:=[.R14]">
            <text:p/>
          </table:table-cell>
          <table:table-cell office:value-type="string" calcext:value-type="string">
            <text:p><text:s/>&amp; </text:p>
          </table:table-cell>
          <table:table-cell table:formula="of:=[.H14]" office:value-type="string" office:string-value="22" calcext:value-type="string">
            <text:p>22</text:p>
          </table:table-cell>
          <table:table-cell office:value-type="string" calcext:value-type="string">
            <text:p><text:s/>&amp; </text:p>
          </table:table-cell>
          <table:table-cell table:formula="of:=[.S14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I14]" office:value-type="string" office:string-value="38" calcext:value-type="string">
            <text:p>3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<text:s/>&amp; </text:p>
          </table:table-cell>
          <table:table-cell office:value-type="float" office:value="8190" calcext:value-type="float">
            <text:p>8190</text:p>
          </table:table-cell>
          <table:table-cell office:value-type="string" calcext:value-type="string">
            <text:p><text:s/>&amp; </text:p>
          </table:table-cell>
          <table:table-cell table:formula="of:=[.K15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A15]" office:value-type="string" office:string-value="9577" calcext:value-type="string">
            <text:p>9577</text:p>
          </table:table-cell>
          <table:table-cell office:value-type="string" calcext:value-type="string">
            <text:p><text:s/>&amp; </text:p>
          </table:table-cell>
          <table:table-cell table:formula="of:=[.L15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B15]" office:value-type="string" office:string-value="11073" calcext:value-type="string">
            <text:p>11073</text:p>
          </table:table-cell>
          <table:table-cell office:value-type="string" calcext:value-type="string">
            <text:p><text:s/>&amp; </text:p>
          </table:table-cell>
          <table:table-cell table:formula="of:=[.M15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C15]" office:value-type="string" office:string-value="16437" calcext:value-type="string">
            <text:p>16437</text:p>
          </table:table-cell>
          <table:table-cell office:value-type="string" calcext:value-type="string">
            <text:p><text:s/>&amp; </text:p>
          </table:table-cell>
          <table:table-cell table:formula="of:=[.N15]">
            <text:p/>
          </table:table-cell>
          <table:table-cell office:value-type="string" calcext:value-type="string">
            <text:p><text:s/>&amp; </text:p>
          </table:table-cell>
          <table:table-cell table:formula="of:=[.D15]" office:value-type="string" office:string-value="2826" calcext:value-type="string">
            <text:p>2826</text:p>
          </table:table-cell>
          <table:table-cell office:value-type="string" calcext:value-type="string">
            <text:p><text:s/>&amp; </text:p>
          </table:table-cell>
          <table:table-cell table:formula="of:=[.O15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E15]" office:value-type="string" office:string-value="4093" calcext:value-type="string">
            <text:p>4093</text:p>
          </table:table-cell>
          <table:table-cell office:value-type="string" calcext:value-type="string">
            <text:p><text:s/>&amp; </text:p>
          </table:table-cell>
          <table:table-cell table:formula="of:=[.P15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F15]" office:value-type="string" office:string-value="4295" calcext:value-type="string">
            <text:p>4295</text:p>
          </table:table-cell>
          <table:table-cell office:value-type="string" calcext:value-type="string">
            <text:p><text:s/>&amp; </text:p>
          </table:table-cell>
          <table:table-cell table:formula="of:=[.Q15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G15]" office:value-type="string" office:string-value="3726" calcext:value-type="string">
            <text:p>3726</text:p>
          </table:table-cell>
          <table:table-cell office:value-type="string" calcext:value-type="string">
            <text:p><text:s/>&amp; </text:p>
          </table:table-cell>
          <table:table-cell table:formula="of:=[.R15]">
            <text:p/>
          </table:table-cell>
          <table:table-cell office:value-type="string" calcext:value-type="string">
            <text:p><text:s/>&amp; </text:p>
          </table:table-cell>
          <table:table-cell table:formula="of:=[.H15]" office:value-type="string" office:string-value="3054" calcext:value-type="string">
            <text:p>3054</text:p>
          </table:table-cell>
          <table:table-cell office:value-type="string" calcext:value-type="string">
            <text:p><text:s/>&amp; </text:p>
          </table:table-cell>
          <table:table-cell table:formula="of:=[.S15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I15]" office:value-type="string" office:string-value="6544" calcext:value-type="string">
            <text:p>654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<text:s/>&amp; 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s/>&amp; </text:p>
          </table:table-cell>
          <table:table-cell table:formula="of:=[.K16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A16]" office:value-type="string" office:string-value="36" calcext:value-type="string">
            <text:p>36</text:p>
          </table:table-cell>
          <table:table-cell office:value-type="string" calcext:value-type="string">
            <text:p><text:s/>&amp; </text:p>
          </table:table-cell>
          <table:table-cell table:formula="of:=[.L16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B16]" office:value-type="string" office:string-value="43" calcext:value-type="string">
            <text:p>43</text:p>
          </table:table-cell>
          <table:table-cell office:value-type="string" calcext:value-type="string">
            <text:p><text:s/>&amp; </text:p>
          </table:table-cell>
          <table:table-cell table:formula="of:=[.M16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C16]" office:value-type="string" office:string-value="47" calcext:value-type="string">
            <text:p>47</text:p>
          </table:table-cell>
          <table:table-cell office:value-type="string" calcext:value-type="string">
            <text:p><text:s/>&amp; </text:p>
          </table:table-cell>
          <table:table-cell table:formula="of:=[.N16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D16]" office:value-type="string" office:string-value="9" calcext:value-type="string">
            <text:p>9</text:p>
          </table:table-cell>
          <table:table-cell office:value-type="string" calcext:value-type="string">
            <text:p><text:s/>&amp; </text:p>
          </table:table-cell>
          <table:table-cell table:formula="of:=[.O16]">
            <text:p/>
          </table:table-cell>
          <table:table-cell office:value-type="string" calcext:value-type="string">
            <text:p><text:s/>&amp; </text:p>
          </table:table-cell>
          <table:table-cell table:formula="of:=[.E16]" office:value-type="string" office:string-value="7" calcext:value-type="string">
            <text:p>7</text:p>
          </table:table-cell>
          <table:table-cell office:value-type="string" calcext:value-type="string">
            <text:p><text:s/>&amp; </text:p>
          </table:table-cell>
          <table:table-cell table:formula="of:=[.P16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F16]" office:value-type="string" office:string-value="16" calcext:value-type="string">
            <text:p>16</text:p>
          </table:table-cell>
          <table:table-cell office:value-type="string" calcext:value-type="string">
            <text:p><text:s/>&amp; </text:p>
          </table:table-cell>
          <table:table-cell table:formula="of:=[.Q16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G16]" office:value-type="string" office:string-value="9" calcext:value-type="string">
            <text:p>9</text:p>
          </table:table-cell>
          <table:table-cell office:value-type="string" calcext:value-type="string">
            <text:p><text:s/>&amp; </text:p>
          </table:table-cell>
          <table:table-cell table:formula="of:=[.R16]">
            <text:p/>
          </table:table-cell>
          <table:table-cell office:value-type="string" calcext:value-type="string">
            <text:p><text:s/>&amp; </text:p>
          </table:table-cell>
          <table:table-cell table:formula="of:=[.H16]" office:value-type="string" office:string-value="7" calcext:value-type="string">
            <text:p>7</text:p>
          </table:table-cell>
          <table:table-cell office:value-type="string" calcext:value-type="string">
            <text:p><text:s/>&amp; </text:p>
          </table:table-cell>
          <table:table-cell table:formula="of:=[.S16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I16]" office:value-type="string" office:string-value="13" calcext:value-type="string">
            <text:p>13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ce1" office:value-type="string" calcext:value-type="string">
            <text:p>Fat Tree</text:p>
          </table:table-cell>
          <table:table-cell office:value-type="string" calcext:value-type="string">
            <text:p><text:s/>&amp; 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&amp; </text:p>
          </table:table-cell>
          <table:table-cell table:formula="of:=[.K17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A17]" office:value-type="string" office:string-value="143" calcext:value-type="string">
            <text:p>143</text:p>
          </table:table-cell>
          <table:table-cell office:value-type="string" calcext:value-type="string">
            <text:p><text:s/>&amp; </text:p>
          </table:table-cell>
          <table:table-cell table:formula="of:=[.L17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B17]" office:value-type="string" office:string-value="172" calcext:value-type="string">
            <text:p>172</text:p>
          </table:table-cell>
          <table:table-cell office:value-type="string" calcext:value-type="string">
            <text:p><text:s/>&amp; </text:p>
          </table:table-cell>
          <table:table-cell table:formula="of:=[.M17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C17]" office:value-type="string" office:string-value="144" calcext:value-type="string">
            <text:p>144</text:p>
          </table:table-cell>
          <table:table-cell office:value-type="string" calcext:value-type="string">
            <text:p><text:s/>&amp; </text:p>
          </table:table-cell>
          <table:table-cell table:formula="of:=[.N17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D17]" office:value-type="string" office:string-value="23" calcext:value-type="string">
            <text:p>23</text:p>
          </table:table-cell>
          <table:table-cell office:value-type="string" calcext:value-type="string">
            <text:p><text:s/>&amp; </text:p>
          </table:table-cell>
          <table:table-cell table:formula="of:=[.O17]">
            <text:p/>
          </table:table-cell>
          <table:table-cell office:value-type="string" calcext:value-type="string">
            <text:p><text:s/>&amp; </text:p>
          </table:table-cell>
          <table:table-cell table:formula="of:=[.E17]" office:value-type="string" office:string-value="21" calcext:value-type="string">
            <text:p>21</text:p>
          </table:table-cell>
          <table:table-cell office:value-type="string" calcext:value-type="string">
            <text:p><text:s/>&amp; </text:p>
          </table:table-cell>
          <table:table-cell table:formula="of:=[.P17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F17]" office:value-type="string" office:string-value="54" calcext:value-type="string">
            <text:p>54</text:p>
          </table:table-cell>
          <table:table-cell office:value-type="string" calcext:value-type="string">
            <text:p><text:s/>&amp; </text:p>
          </table:table-cell>
          <table:table-cell table:formula="of:=[.Q17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G17]" office:value-type="string" office:string-value="25" calcext:value-type="string">
            <text:p>25</text:p>
          </table:table-cell>
          <table:table-cell office:value-type="string" calcext:value-type="string">
            <text:p><text:s/>&amp; </text:p>
          </table:table-cell>
          <table:table-cell table:formula="of:=[.R17]">
            <text:p/>
          </table:table-cell>
          <table:table-cell office:value-type="string" calcext:value-type="string">
            <text:p><text:s/>&amp; </text:p>
          </table:table-cell>
          <table:table-cell table:formula="of:=[.H17]" office:value-type="string" office:string-value="20" calcext:value-type="string">
            <text:p>20</text:p>
          </table:table-cell>
          <table:table-cell office:value-type="string" calcext:value-type="string">
            <text:p><text:s/>&amp; </text:p>
          </table:table-cell>
          <table:table-cell table:formula="of:=[.S17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I17]" office:value-type="string" office:string-value="50" calcext:value-type="string">
            <text:p>5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<text:s/>&amp; 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<text:s/>&amp; </text:p>
          </table:table-cell>
          <table:table-cell table:formula="of:=[.K18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A18]" office:value-type="string" office:string-value="6461" calcext:value-type="string">
            <text:p>6461</text:p>
          </table:table-cell>
          <table:table-cell office:value-type="string" calcext:value-type="string">
            <text:p><text:s/>&amp; </text:p>
          </table:table-cell>
          <table:table-cell table:formula="of:=[.L18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B18]" office:value-type="string" office:string-value="6209" calcext:value-type="string">
            <text:p>6209</text:p>
          </table:table-cell>
          <table:table-cell office:value-type="string" calcext:value-type="string">
            <text:p><text:s/>&amp; </text:p>
          </table:table-cell>
          <table:table-cell table:formula="of:=[.M18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C18]" office:value-type="string" office:string-value="5542" calcext:value-type="string">
            <text:p>5542</text:p>
          </table:table-cell>
          <table:table-cell office:value-type="string" calcext:value-type="string">
            <text:p><text:s/>&amp; </text:p>
          </table:table-cell>
          <table:table-cell table:formula="of:=[.N18]">
            <text:p/>
          </table:table-cell>
          <table:table-cell office:value-type="string" calcext:value-type="string">
            <text:p><text:s/>&amp; </text:p>
          </table:table-cell>
          <table:table-cell table:formula="of:=[.D18]" office:value-type="string" office:string-value="555" calcext:value-type="string">
            <text:p>555</text:p>
          </table:table-cell>
          <table:table-cell office:value-type="string" calcext:value-type="string">
            <text:p><text:s/>&amp; </text:p>
          </table:table-cell>
          <table:table-cell table:formula="of:=[.O18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E18]" office:value-type="string" office:string-value="717" calcext:value-type="string">
            <text:p>717</text:p>
          </table:table-cell>
          <table:table-cell office:value-type="string" calcext:value-type="string">
            <text:p><text:s/>&amp; </text:p>
          </table:table-cell>
          <table:table-cell table:formula="of:=[.P18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F18]" office:value-type="string" office:string-value="1526" calcext:value-type="string">
            <text:p>1526</text:p>
          </table:table-cell>
          <table:table-cell office:value-type="string" calcext:value-type="string">
            <text:p><text:s/>&amp; </text:p>
          </table:table-cell>
          <table:table-cell table:formula="of:=[.Q18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G18]" office:value-type="string" office:string-value="630" calcext:value-type="string">
            <text:p>630</text:p>
          </table:table-cell>
          <table:table-cell office:value-type="string" calcext:value-type="string">
            <text:p><text:s/>&amp; </text:p>
          </table:table-cell>
          <table:table-cell table:formula="of:=[.R18]">
            <text:p/>
          </table:table-cell>
          <table:table-cell office:value-type="string" calcext:value-type="string">
            <text:p><text:s/>&amp; </text:p>
          </table:table-cell>
          <table:table-cell table:formula="of:=[.H18]" office:value-type="string" office:string-value="460" calcext:value-type="string">
            <text:p>460</text:p>
          </table:table-cell>
          <table:table-cell office:value-type="string" calcext:value-type="string">
            <text:p><text:s/>&amp; </text:p>
          </table:table-cell>
          <table:table-cell table:formula="of:=[.S18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I18]" office:value-type="string" office:string-value="1734" calcext:value-type="string">
            <text:p>1734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<text:s/>&amp; 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<text:s/>&amp; </text:p>
          </table:table-cell>
          <table:table-cell table:formula="of:=[.K19]">
            <text:p/>
          </table:table-cell>
          <table:table-cell office:value-type="string" calcext:value-type="string">
            <text:p><text:s/>&amp; 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s/>&amp; </text:p>
          </table:table-cell>
          <table:table-cell table:formula="of:=[.L19]">
            <text:p/>
          </table:table-cell>
          <table:table-cell office:value-type="string" calcext:value-type="string">
            <text:p><text:s/>&amp; 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s/>&amp; </text:p>
          </table:table-cell>
          <table:table-cell table:formula="of:=[.M19]">
            <text:p/>
          </table:table-cell>
          <table:table-cell office:value-type="string" calcext:value-type="string">
            <text:p><text:s/>&amp; 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s/>&amp; </text:p>
          </table:table-cell>
          <table:table-cell table:formula="of:=[.N19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D19]" office:value-type="string" office:string-value="2983" calcext:value-type="string">
            <text:p>2983</text:p>
          </table:table-cell>
          <table:table-cell office:value-type="string" calcext:value-type="string">
            <text:p><text:s/>&amp; </text:p>
          </table:table-cell>
          <table:table-cell table:formula="of:=[.O19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E19]" office:value-type="string" office:string-value="4229" calcext:value-type="string">
            <text:p>4229</text:p>
          </table:table-cell>
          <table:table-cell office:value-type="string" calcext:value-type="string">
            <text:p><text:s/>&amp; </text:p>
          </table:table-cell>
          <table:table-cell table:formula="of:=[.P19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F19]" office:value-type="string" office:string-value="4799" calcext:value-type="string">
            <text:p>4799</text:p>
          </table:table-cell>
          <table:table-cell office:value-type="string" calcext:value-type="string">
            <text:p><text:s/>&amp; </text:p>
          </table:table-cell>
          <table:table-cell table:formula="of:=[.Q19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G19]" office:value-type="string" office:string-value="2696" calcext:value-type="string">
            <text:p>2696</text:p>
          </table:table-cell>
          <table:table-cell office:value-type="string" calcext:value-type="string">
            <text:p><text:s/>&amp; </text:p>
          </table:table-cell>
          <table:table-cell table:formula="of:=[.R19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H19]" office:value-type="string" office:string-value="2650" calcext:value-type="string">
            <text:p>2650</text:p>
          </table:table-cell>
          <table:table-cell office:value-type="string" calcext:value-type="string">
            <text:p><text:s/>&amp; </text:p>
          </table:table-cell>
          <table:table-cell table:formula="of:=[.S19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I19]" office:value-type="string" office:string-value="7009" calcext:value-type="string">
            <text:p>7009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<text:s/>&amp; 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<text:s/>&amp; </text:p>
          </table:table-cell>
          <table:table-cell table:formula="of:=[.K20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A20]" office:value-type="string" office:string-value="19" calcext:value-type="string">
            <text:p>19</text:p>
          </table:table-cell>
          <table:table-cell office:value-type="string" calcext:value-type="string">
            <text:p><text:s/>&amp; </text:p>
          </table:table-cell>
          <table:table-cell table:formula="of:=[.L20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B20]" office:value-type="string" office:string-value="23" calcext:value-type="string">
            <text:p>23</text:p>
          </table:table-cell>
          <table:table-cell office:value-type="string" calcext:value-type="string">
            <text:p><text:s/>&amp; </text:p>
          </table:table-cell>
          <table:table-cell table:formula="of:=[.M20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C20]" office:value-type="string" office:string-value="25" calcext:value-type="string">
            <text:p>25</text:p>
          </table:table-cell>
          <table:table-cell office:value-type="string" calcext:value-type="string">
            <text:p><text:s/>&amp; </text:p>
          </table:table-cell>
          <table:table-cell table:formula="of:=[.N20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D20]" office:value-type="string" office:string-value="7" calcext:value-type="string">
            <text:p>7</text:p>
          </table:table-cell>
          <table:table-cell office:value-type="string" calcext:value-type="string">
            <text:p><text:s/>&amp; </text:p>
          </table:table-cell>
          <table:table-cell table:formula="of:=[.O20]">
            <text:p/>
          </table:table-cell>
          <table:table-cell office:value-type="string" calcext:value-type="string">
            <text:p><text:s/>&amp; </text:p>
          </table:table-cell>
          <table:table-cell table:formula="of:=[.E20]" office:value-type="string" office:string-value="5" calcext:value-type="string">
            <text:p>5</text:p>
          </table:table-cell>
          <table:table-cell office:value-type="string" calcext:value-type="string">
            <text:p><text:s/>&amp; </text:p>
          </table:table-cell>
          <table:table-cell table:formula="of:=[.P20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F20]" office:value-type="string" office:string-value="11" calcext:value-type="string">
            <text:p>11</text:p>
          </table:table-cell>
          <table:table-cell office:value-type="string" calcext:value-type="string">
            <text:p><text:s/>&amp; </text:p>
          </table:table-cell>
          <table:table-cell table:formula="of:=[.Q20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G20]" office:value-type="string" office:string-value="7" calcext:value-type="string">
            <text:p>7</text:p>
          </table:table-cell>
          <table:table-cell office:value-type="string" calcext:value-type="string">
            <text:p><text:s/>&amp; </text:p>
          </table:table-cell>
          <table:table-cell table:formula="of:=[.R20]">
            <text:p/>
          </table:table-cell>
          <table:table-cell office:value-type="string" calcext:value-type="string">
            <text:p><text:s/>&amp; </text:p>
          </table:table-cell>
          <table:table-cell table:formula="of:=[.H20]" office:value-type="string" office:string-value="5" calcext:value-type="string">
            <text:p>5</text:p>
          </table:table-cell>
          <table:table-cell office:value-type="string" calcext:value-type="string">
            <text:p><text:s/>&amp; </text:p>
          </table:table-cell>
          <table:table-cell table:formula="of:=[.S20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I20]" office:value-type="string" office:string-value="10" calcext:value-type="string">
            <text:p>10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table:style-name="ce1" office:value-type="string" calcext:value-type="string">
            <text:p>Leaf Spine</text:p>
          </table:table-cell>
          <table:table-cell office:value-type="string" calcext:value-type="string">
            <text:p><text:s/>&amp; 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<text:s/>&amp; </text:p>
          </table:table-cell>
          <table:table-cell table:formula="of:=[.K21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A21]" office:value-type="string" office:string-value="115" calcext:value-type="string">
            <text:p>115</text:p>
          </table:table-cell>
          <table:table-cell office:value-type="string" calcext:value-type="string">
            <text:p><text:s/>&amp; </text:p>
          </table:table-cell>
          <table:table-cell table:formula="of:=[.L21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B21]" office:value-type="string" office:string-value="123" calcext:value-type="string">
            <text:p>123</text:p>
          </table:table-cell>
          <table:table-cell office:value-type="string" calcext:value-type="string">
            <text:p><text:s/>&amp; </text:p>
          </table:table-cell>
          <table:table-cell table:formula="of:=[.M21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C21]" office:value-type="string" office:string-value="102" calcext:value-type="string">
            <text:p>102</text:p>
          </table:table-cell>
          <table:table-cell office:value-type="string" calcext:value-type="string">
            <text:p><text:s/>&amp; </text:p>
          </table:table-cell>
          <table:table-cell table:formula="of:=[.N21]">
            <text:p/>
          </table:table-cell>
          <table:table-cell office:value-type="string" calcext:value-type="string">
            <text:p><text:s/>&amp; </text:p>
          </table:table-cell>
          <table:table-cell table:formula="of:=[.D21]" office:value-type="string" office:string-value="22" calcext:value-type="string">
            <text:p>22</text:p>
          </table:table-cell>
          <table:table-cell office:value-type="string" calcext:value-type="string">
            <text:p><text:s/>&amp; </text:p>
          </table:table-cell>
          <table:table-cell table:formula="of:=[.O21]">
            <text:p/>
          </table:table-cell>
          <table:table-cell office:value-type="string" calcext:value-type="string">
            <text:p><text:s/>&amp; </text:p>
          </table:table-cell>
          <table:table-cell table:formula="of:=[.E21]" office:value-type="string" office:string-value="21" calcext:value-type="string">
            <text:p>21</text:p>
          </table:table-cell>
          <table:table-cell office:value-type="string" calcext:value-type="string">
            <text:p><text:s/>&amp; </text:p>
          </table:table-cell>
          <table:table-cell table:formula="of:=[.P21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F21]" office:value-type="string" office:string-value="48" calcext:value-type="string">
            <text:p>48</text:p>
          </table:table-cell>
          <table:table-cell office:value-type="string" calcext:value-type="string">
            <text:p><text:s/>&amp; </text:p>
          </table:table-cell>
          <table:table-cell table:formula="of:=[.Q21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G21]" office:value-type="string" office:string-value="25" calcext:value-type="string">
            <text:p>25</text:p>
          </table:table-cell>
          <table:table-cell office:value-type="string" calcext:value-type="string">
            <text:p><text:s/>&amp; </text:p>
          </table:table-cell>
          <table:table-cell table:formula="of:=[.R21]">
            <text:p/>
          </table:table-cell>
          <table:table-cell office:value-type="string" calcext:value-type="string">
            <text:p><text:s/>&amp; </text:p>
          </table:table-cell>
          <table:table-cell table:formula="of:=[.H21]" office:value-type="string" office:string-value="23" calcext:value-type="string">
            <text:p>23</text:p>
          </table:table-cell>
          <table:table-cell office:value-type="string" calcext:value-type="string">
            <text:p><text:s/>&amp; </text:p>
          </table:table-cell>
          <table:table-cell table:formula="of:=[.S21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I21]" office:value-type="string" office:string-value="48" calcext:value-type="string">
            <text:p>48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<text:s/>&amp; 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<text:s/>&amp; </text:p>
          </table:table-cell>
          <table:table-cell table:formula="of:=[.K22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A22]" office:value-type="string" office:string-value="3972" calcext:value-type="string">
            <text:p>3972</text:p>
          </table:table-cell>
          <table:table-cell office:value-type="string" calcext:value-type="string">
            <text:p><text:s/>&amp; </text:p>
          </table:table-cell>
          <table:table-cell table:formula="of:=[.L22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B22]" office:value-type="string" office:string-value="3925" calcext:value-type="string">
            <text:p>3925</text:p>
          </table:table-cell>
          <table:table-cell office:value-type="string" calcext:value-type="string">
            <text:p><text:s/>&amp; </text:p>
          </table:table-cell>
          <table:table-cell table:formula="of:=[.M22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C22]" office:value-type="string" office:string-value="3547" calcext:value-type="string">
            <text:p>3547</text:p>
          </table:table-cell>
          <table:table-cell office:value-type="string" calcext:value-type="string">
            <text:p><text:s/>&amp; </text:p>
          </table:table-cell>
          <table:table-cell table:formula="of:=[.N22]">
            <text:p/>
          </table:table-cell>
          <table:table-cell office:value-type="string" calcext:value-type="string">
            <text:p><text:s/>&amp; </text:p>
          </table:table-cell>
          <table:table-cell table:formula="of:=[.D22]" office:value-type="string" office:string-value="476" calcext:value-type="string">
            <text:p>476</text:p>
          </table:table-cell>
          <table:table-cell office:value-type="string" calcext:value-type="string">
            <text:p><text:s/>&amp; </text:p>
          </table:table-cell>
          <table:table-cell table:formula="of:=[.O22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E22]" office:value-type="string" office:string-value="744" calcext:value-type="string">
            <text:p>744</text:p>
          </table:table-cell>
          <table:table-cell office:value-type="string" calcext:value-type="string">
            <text:p><text:s/>&amp; </text:p>
          </table:table-cell>
          <table:table-cell table:formula="of:=[.P22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F22]" office:value-type="string" office:string-value="1174" calcext:value-type="string">
            <text:p>1174</text:p>
          </table:table-cell>
          <table:table-cell office:value-type="string" calcext:value-type="string">
            <text:p><text:s/>&amp; </text:p>
          </table:table-cell>
          <table:table-cell table:formula="of:=[.Q22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G22]" office:value-type="string" office:string-value="634" calcext:value-type="string">
            <text:p>634</text:p>
          </table:table-cell>
          <table:table-cell office:value-type="string" calcext:value-type="string">
            <text:p><text:s/>&amp; </text:p>
          </table:table-cell>
          <table:table-cell table:formula="of:=[.R22]">
            <text:p/>
          </table:table-cell>
          <table:table-cell office:value-type="string" calcext:value-type="string">
            <text:p><text:s/>&amp; </text:p>
          </table:table-cell>
          <table:table-cell table:formula="of:=[.H22]" office:value-type="string" office:string-value="451" calcext:value-type="string">
            <text:p>451</text:p>
          </table:table-cell>
          <table:table-cell office:value-type="string" calcext:value-type="string">
            <text:p><text:s/>&amp; </text:p>
          </table:table-cell>
          <table:table-cell table:formula="of:=[.S22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I22]" office:value-type="string" office:string-value="1671" calcext:value-type="string">
            <text:p>167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office:value-type="string" calcext:value-type="string">
            <text:p><text:s/>&amp; </text:p>
          </table:table-cell>
          <table:table-cell office:value-type="float" office:value="15488" calcext:value-type="float">
            <text:p>15488</text:p>
          </table:table-cell>
          <table:table-cell office:value-type="string" calcext:value-type="string">
            <text:p><text:s/>&amp; </text:p>
          </table:table-cell>
          <table:table-cell table:formula="of:=[.K23]">
            <text:p/>
          </table:table-cell>
          <table:table-cell office:value-type="string" calcext:value-type="string">
            <text:p><text:s/>&amp; 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s/>&amp; </text:p>
          </table:table-cell>
          <table:table-cell table:formula="of:=[.L23]">
            <text:p/>
          </table:table-cell>
          <table:table-cell office:value-type="string" calcext:value-type="string">
            <text:p><text:s/>&amp; 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s/>&amp; </text:p>
          </table:table-cell>
          <table:table-cell table:formula="of:=[.M23]">
            <text:p/>
          </table:table-cell>
          <table:table-cell office:value-type="string" calcext:value-type="string">
            <text:p><text:s/>&amp; 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s/>&amp; </text:p>
          </table:table-cell>
          <table:table-cell table:formula="of:=[.N23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D23]" office:value-type="string" office:string-value="2161" calcext:value-type="string">
            <text:p>2161</text:p>
          </table:table-cell>
          <table:table-cell office:value-type="string" calcext:value-type="string">
            <text:p><text:s/>&amp; </text:p>
          </table:table-cell>
          <table:table-cell table:formula="of:=[.O23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E23]" office:value-type="string" office:string-value="3082" calcext:value-type="string">
            <text:p>3082</text:p>
          </table:table-cell>
          <table:table-cell office:value-type="string" calcext:value-type="string">
            <text:p><text:s/>&amp; </text:p>
          </table:table-cell>
          <table:table-cell table:formula="of:=[.P23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F23]" office:value-type="string" office:string-value="3630" calcext:value-type="string">
            <text:p>3630</text:p>
          </table:table-cell>
          <table:table-cell office:value-type="string" calcext:value-type="string">
            <text:p><text:s/>&amp; </text:p>
          </table:table-cell>
          <table:table-cell table:formula="of:=[.Q23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G23]" office:value-type="string" office:string-value="2209" calcext:value-type="string">
            <text:p>2209</text:p>
          </table:table-cell>
          <table:table-cell office:value-type="string" calcext:value-type="string">
            <text:p><text:s/>&amp; </text:p>
          </table:table-cell>
          <table:table-cell table:formula="of:=[.R23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H23]" office:value-type="string" office:string-value="1591" calcext:value-type="string">
            <text:p>1591</text:p>
          </table:table-cell>
          <table:table-cell office:value-type="string" calcext:value-type="string">
            <text:p><text:s/>&amp; </text:p>
          </table:table-cell>
          <table:table-cell table:formula="of:=[.S23]" office:value-type="string" office:string-value="\textdagger" calcext:value-type="string">
            <text:p>\textdagger</text:p>
          </table:table-cell>
          <table:table-cell office:value-type="string" calcext:value-type="string">
            <text:p><text:s/>&amp; </text:p>
          </table:table-cell>
          <table:table-cell table:formula="of:=[.I23]" office:value-type="string" office:string-value="6607" calcext:value-type="string">
            <text:p>6607</text:p>
          </table:table-cell>
          <table:table-cell office:value-type="string" calcext:value-type="string">
            <text:p>\\</text:p>
          </table:table-cell>
        </table:table-row>
        <table:table-row table:style-name="ro1" table:number-rows-repeated="2">
          <table:table-cell table:number-columns-repeated="40"/>
        </table:table-row>
        <table:table-row table:style-name="ro1">
          <table:table-cell table:formula="of:=COM.MICROSOFT.CONCAT([.A25:.AN25])" office:value-type="string" office:string-value=" &amp; 420 &amp; \textdagger &amp; 14 &amp; \textdagger &amp; 15 &amp; \textdagger &amp; 20 &amp; \textdagger &amp; 8 &amp;  &amp; 7 &amp; \textdagger &amp; 10 &amp; \textdagger &amp; 8 &amp;  &amp; 6 &amp; \textdagger &amp; 10\\" calcext:value-type="string">
            <text:p><text:s/>&amp; 420 &amp; \textdagger &amp; 14 &amp; \textdagger &amp; 15 &amp; \textdagger &amp; 20 &amp; \textdagger &amp; 8 &amp; <text:s/>&amp; 7 &amp; \textdagger &amp; 10 &amp; \textdagger &amp; 8 &amp; <text:s/>&amp; 6 &amp; \textdagger &amp; 10\\</text:p>
          </table:table-cell>
          <table:table-cell table:number-columns-repeated="39"/>
        </table:table-row>
        <table:table-row table:style-name="ro1">
          <table:table-cell table:formula="of:=COM.MICROSOFT.CONCAT([.A26:.AN26])" office:value-type="string" office:string-value="Dcell &amp; 930 &amp; \textdagger &amp; 63 &amp; \textdagger &amp; 67 &amp; \textdagger &amp; 98 &amp;  &amp; 22 &amp;  &amp; 22 &amp; \textdagger &amp; 32 &amp; \textdagger &amp; 24 &amp;  &amp; 22 &amp; \textdagger &amp; 38\\" calcext:value-type="string">
            <text:p>Dcell &amp; 930 &amp; \textdagger &amp; 63 &amp; \textdagger &amp; 67 &amp; \textdagger &amp; 98 &amp; <text:s/>&amp; 22 &amp; <text:s/>&amp; 22 &amp; \textdagger &amp; 32 &amp; \textdagger &amp; 24 &amp; <text:s/>&amp; 22 &amp; \textdagger &amp; 38\\</text:p>
          </table:table-cell>
          <table:table-cell table:number-columns-repeated="39"/>
        </table:table-row>
        <table:table-row table:style-name="ro1">
          <table:table-cell table:formula="of:=COM.MICROSOFT.CONCAT([.A27:.AN27])" office:value-type="string" office:string-value=" &amp; 8190 &amp; \textdagger &amp; 9577 &amp; \textdagger &amp; 11073 &amp; \textdagger &amp; 16437 &amp;  &amp; 2826 &amp; \textdagger &amp; 4093 &amp; \textdagger &amp; 4295 &amp; \textdagger &amp; 3726 &amp;  &amp; 3054 &amp; \textdagger &amp; 6544\\" calcext:value-type="string">
            <text:p><text:s/>&amp; 8190 &amp; \textdagger &amp; 9577 &amp; \textdagger &amp; 11073 &amp; \textdagger &amp; 16437 &amp; <text:s/>&amp; 2826 &amp; \textdagger &amp; 4093 &amp; \textdagger &amp; 4295 &amp; \textdagger &amp; 3726 &amp; <text:s/>&amp; 3054 &amp; \textdagger &amp; 6544\\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\cmidrule{1-2} \cmidrule(l){3-8} \cmidrule(l){9-14} \cmidrule(l){15-20}</text:p>
          </table:table-cell>
          <table:table-cell table:number-columns-repeated="39"/>
        </table:table-row>
        <table:table-row table:style-name="ro1">
          <table:table-cell table:formula="of:=COM.MICROSOFT.CONCAT([.A28:.AN28])" office:value-type="string" office:string-value=" &amp; 432 &amp; \textdagger &amp; 36 &amp; \textdagger &amp; 43 &amp; \textdagger &amp; 47 &amp; \textdagger &amp; 9 &amp;  &amp; 7 &amp; \textdagger &amp; 16 &amp; \textdagger &amp; 9 &amp;  &amp; 7 &amp; \textdagger &amp; 13\\" calcext:value-type="string">
            <text:p><text:s/>&amp; 432 &amp; \textdagger &amp; 36 &amp; \textdagger &amp; 43 &amp; \textdagger &amp; 47 &amp; \textdagger &amp; 9 &amp; <text:s/>&amp; 7 &amp; \textdagger &amp; 16 &amp; \textdagger &amp; 9 &amp; <text:s/>&amp; 7 &amp; \textdagger &amp; 13\\</text:p>
          </table:table-cell>
          <table:table-cell table:number-columns-repeated="39"/>
        </table:table-row>
        <table:table-row table:style-name="ro1">
          <table:table-cell table:formula="of:=COM.MICROSOFT.CONCAT([.A29:.AN29])" office:value-type="string" office:string-value="Fat Tree &amp; 1024 &amp; \textdagger &amp; 143 &amp; \textdagger &amp; 172 &amp; \textdagger &amp; 144 &amp; \textdagger &amp; 23 &amp;  &amp; 21 &amp; \textdagger &amp; 54 &amp; \textdagger &amp; 25 &amp;  &amp; 20 &amp; \textdagger &amp; 50\\" calcext:value-type="string">
            <text:p>Fat Tree &amp; 1024 &amp; \textdagger &amp; 143 &amp; \textdagger &amp; 172 &amp; \textdagger &amp; 144 &amp; \textdagger &amp; 23 &amp; <text:s/>&amp; 21 &amp; \textdagger &amp; 54 &amp; \textdagger &amp; 25 &amp; <text:s/>&amp; 20 &amp; \textdagger &amp; 50\\</text:p>
          </table:table-cell>
          <table:table-cell table:number-columns-repeated="39"/>
        </table:table-row>
        <table:table-row table:style-name="ro1">
          <table:table-cell table:formula="of:=COM.MICROSOFT.CONCAT([.A30:.AN30])" office:value-type="string" office:string-value=" &amp; 8192 &amp; \textdagger &amp; 6461 &amp; \textdagger &amp; 6209 &amp; \textdagger &amp; 5542 &amp;  &amp; 555 &amp; \textdagger &amp; 717 &amp; \textdagger &amp; 1526 &amp; \textdagger &amp; 630 &amp;  &amp; 460 &amp; \textdagger &amp; 1734\\" calcext:value-type="string">
            <text:p><text:s/>&amp; 8192 &amp; \textdagger &amp; 6461 &amp; \textdagger &amp; 6209 &amp; \textdagger &amp; 5542 &amp; <text:s/>&amp; 555 &amp; \textdagger &amp; 717 &amp; \textdagger &amp; 1526 &amp; \textdagger &amp; 630 &amp; <text:s/>&amp; 460 &amp; \textdagger &amp; 1734\\</text:p>
          </table:table-cell>
          <table:table-cell table:number-columns-repeated="39"/>
        </table:table-row>
        <table:table-row table:style-name="ro1">
          <table:table-cell table:formula="of:=COM.MICROSOFT.CONCAT([.A31:.AN31])" office:value-type="string" office:string-value=" &amp; 16000 &amp;  &amp; --- &amp;  &amp; --- &amp;  &amp; --- &amp; \textdagger &amp; 2983 &amp; \textdagger &amp; 4229 &amp; \textdagger &amp; 4799 &amp; \textdagger &amp; 2696 &amp; \textdagger &amp; 2650 &amp; \textdagger &amp; 7009\\" calcext:value-type="string">
            <text:p><text:s/>&amp; 16000 &amp; <text:s/>&amp; --- &amp; <text:s/>&amp; --- &amp; <text:s/>&amp; --- &amp; \textdagger &amp; 2983 &amp; \textdagger &amp; 4229 &amp; \textdagger &amp; 4799 &amp; \textdagger &amp; 2696 &amp; \textdagger &amp; 2650 &amp; \textdagger &amp; 7009\\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\cmidrule{1-2} \cmidrule(l){3-8} \cmidrule(l){9-14} \cmidrule(l){15-20}</text:p>
          </table:table-cell>
          <table:table-cell table:number-columns-repeated="39"/>
        </table:table-row>
        <table:table-row table:style-name="ro1">
          <table:table-cell table:formula="of:=COM.MICROSOFT.CONCAT([.A32:.AN32])" office:value-type="string" office:string-value=" &amp; 392 &amp; \textdagger &amp; 19 &amp; \textdagger &amp; 23 &amp; \textdagger &amp; 25 &amp; \textdagger &amp; 7 &amp;  &amp; 5 &amp; \textdagger &amp; 11 &amp; \textdagger &amp; 7 &amp;  &amp; 5 &amp; \textdagger &amp; 10\\" calcext:value-type="string">
            <text:p><text:s/>&amp; 392 &amp; \textdagger &amp; 19 &amp; \textdagger &amp; 23 &amp; \textdagger &amp; 25 &amp; \textdagger &amp; 7 &amp; <text:s/>&amp; 5 &amp; \textdagger &amp; 11 &amp; \textdagger &amp; 7 &amp; <text:s/>&amp; 5 &amp; \textdagger &amp; 10\\</text:p>
          </table:table-cell>
          <table:table-cell table:number-columns-repeated="39"/>
        </table:table-row>
        <table:table-row table:style-name="ro1">
          <table:table-cell table:formula="of:=COM.MICROSOFT.CONCAT([.A33:.AN33])" office:value-type="string" office:string-value="Leaf Spine &amp; 1152 &amp; \textdagger &amp; 115 &amp; \textdagger &amp; 123 &amp; \textdagger &amp; 102 &amp;  &amp; 22 &amp;  &amp; 21 &amp; \textdagger &amp; 48 &amp; \textdagger &amp; 25 &amp;  &amp; 23 &amp; \textdagger &amp; 48\\" calcext:value-type="string">
            <text:p>Leaf Spine &amp; 1152 &amp; \textdagger &amp; 115 &amp; \textdagger &amp; 123 &amp; \textdagger &amp; 102 &amp; <text:s/>&amp; 22 &amp; <text:s/>&amp; 21 &amp; \textdagger &amp; 48 &amp; \textdagger &amp; 25 &amp; <text:s/>&amp; 23 &amp; \textdagger &amp; 48\\</text:p>
          </table:table-cell>
          <table:table-cell table:number-columns-repeated="39"/>
        </table:table-row>
        <table:table-row table:style-name="ro1">
          <table:table-cell table:formula="of:=COM.MICROSOFT.CONCAT([.A34:.AN34])" office:value-type="string" office:string-value=" &amp; 8192 &amp; \textdagger &amp; 3972 &amp; \textdagger &amp; 3925 &amp; \textdagger &amp; 3547 &amp;  &amp; 476 &amp; \textdagger &amp; 744 &amp; \textdagger &amp; 1174 &amp; \textdagger &amp; 634 &amp;  &amp; 451 &amp; \textdagger &amp; 1671\\" calcext:value-type="string">
            <text:p><text:s/>&amp; 8192 &amp; \textdagger &amp; 3972 &amp; \textdagger &amp; 3925 &amp; \textdagger &amp; 3547 &amp; <text:s/>&amp; 476 &amp; \textdagger &amp; 744 &amp; \textdagger &amp; 1174 &amp; \textdagger &amp; 634 &amp; <text:s/>&amp; 451 &amp; \textdagger &amp; 1671\\</text:p>
          </table:table-cell>
          <table:table-cell table:number-columns-repeated="39"/>
        </table:table-row>
        <table:table-row table:style-name="ro1">
          <table:table-cell table:formula="of:=COM.MICROSOFT.CONCAT([.A35:.AN35])" office:value-type="string" office:string-value=" &amp; 15488 &amp;  &amp; --- &amp;  &amp; --- &amp;  &amp; --- &amp; \textdagger &amp; 2161 &amp; \textdagger &amp; 3082 &amp; \textdagger &amp; 3630 &amp; \textdagger &amp; 2209 &amp; \textdagger &amp; 1591 &amp; \textdagger &amp; 6607\\" calcext:value-type="string">
            <text:p><text:s/>&amp; 15488 &amp; <text:s/>&amp; --- &amp; <text:s/>&amp; --- &amp; <text:s/>&amp; --- &amp; \textdagger &amp; 2161 &amp; \textdagger &amp; 3082 &amp; \textdagger &amp; 3630 &amp; \textdagger &amp; 2209 &amp; \textdagger &amp; 1591 &amp; \textdagger &amp; 6607\\</text:p>
          </table:table-cell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 style:data-style-name="N2" text:time-value="12:30:15.5375151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17:51:41.746038804</meta:creation-date>
    <dc:date>2020-01-28T12:32:25.139900371</dc:date>
    <meta:editing-duration>PT23H27M9S</meta:editing-duration>
    <meta:editing-cycles>55</meta:editing-cycles>
    <meta:generator>LibreOffice/6.0.7.3$Linux_X86_64 LibreOffice_project/00m0$Build-3</meta:generator>
    <meta:document-statistic meta:table-count="1" meta:cell-count="841" meta:object-count="0"/>
  </office:meta>
</office:document-meta>
</file>